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23cm"/>
    </style:style>
    <style:style style:name="co2" style:family="table-column">
      <style:table-column-properties fo:break-before="auto" style:column-width="1.863cm"/>
    </style:style>
    <style:style style:name="co3" style:family="table-column">
      <style:table-column-properties fo:break-before="auto" style:column-width="1.947cm"/>
    </style:style>
    <style:style style:name="co4" style:family="table-column">
      <style:table-column-properties fo:break-before="auto" style:column-width="1.891cm"/>
    </style:style>
    <style:style style:name="co5" style:family="table-column">
      <style:table-column-properties fo:break-before="auto" style:column-width="0.893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>
        <table:shapes>
          <draw:frame draw:z-index="0" draw:style-name="gr1" svg:width="22.57cm" svg:height="12.94cm" svg:x="20.01cm" svg:y="9.818cm">
            <draw:object draw:notify-on-update-of-ranges="Tabelle1.G1:Tabelle1.G150 Tabelle1.H1:Tabelle1.H15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22.666cm" svg:height="9.163cm" svg:x="19.774cm" svg:y="0.258cm">
            <draw:object draw:notify-on-update-of-ranges="Tabelle1.B1:Tabelle1.B150 Tabelle1.C1:Tabelle1.C15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office:value-type="string">
            <text:p>Size of dataset</text:p>
          </table:table-cell>
          <table:table-cell office:value-type="float" office:value="2000">
            <text:p>2000</text:p>
          </table:table-cell>
          <table:table-cell office:value-type="float" office:value="0.109532">
            <text:p>1,10E-001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1])" office:value-type="float" office:value="3.30102999566398">
            <text:p>3,3010299957</text:p>
          </table:table-cell>
          <table:table-cell table:formula="of:=LOG([.C1])" office:value-type="float" office:value="-0.960458982256349">
            <text:p>-0,9604589823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4000">
            <text:p>4000</text:p>
          </table:table-cell>
          <table:table-cell office:value-type="float" office:value="0.122412">
            <text:p>1,22E-001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2])" office:value-type="float" office:value="3.60205999132796">
            <text:p>3,6020599913</text:p>
          </table:table-cell>
          <table:table-cell table:formula="of:=LOG([.C2])" office:value-type="float" office:value="-0.91217600638709">
            <text:p>-0,9121760064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6000">
            <text:p>6000</text:p>
          </table:table-cell>
          <table:table-cell office:value-type="float" office:value="0.176893">
            <text:p>1,77E-001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3])" office:value-type="float" office:value="3.77815125038364">
            <text:p>3,7781512504</text:p>
          </table:table-cell>
          <table:table-cell table:formula="of:=LOG([.C3])" office:value-type="float" office:value="-0.752289352627434">
            <text:p>-0,7522893526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8000">
            <text:p>8000</text:p>
          </table:table-cell>
          <table:table-cell office:value-type="float" office:value="0.160132">
            <text:p>1,60E-001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4])" office:value-type="float" office:value="3.90308998699194">
            <text:p>3,903089987</text:p>
          </table:table-cell>
          <table:table-cell table:formula="of:=LOG([.C4])" office:value-type="float" office:value="-0.795521872111108">
            <text:p>-0,7955218721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10000">
            <text:p>10000</text:p>
          </table:table-cell>
          <table:table-cell office:value-type="float" office:value="0.115694">
            <text:p>1,16E-001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5])" office:value-type="float" office:value="4">
            <text:p>4</text:p>
          </table:table-cell>
          <table:table-cell table:formula="of:=LOG([.C5])" office:value-type="float" office:value="-0.936689163385839">
            <text:p>-0,9366891634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12000">
            <text:p>12000</text:p>
          </table:table-cell>
          <table:table-cell office:value-type="float" office:value="0.144549">
            <text:p>1,45E-001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6])" office:value-type="float" office:value="4.07918124604762">
            <text:p>4,079181246</text:p>
          </table:table-cell>
          <table:table-cell table:formula="of:=LOG([.C6])" office:value-type="float" office:value="-0.839984908462255">
            <text:p>-0,8399849085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14000">
            <text:p>14000</text:p>
          </table:table-cell>
          <table:table-cell office:value-type="float" office:value="0.044663">
            <text:p>4,47E-002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7])" office:value-type="float" office:value="4.14612803567824">
            <text:p>4,1461280357</text:p>
          </table:table-cell>
          <table:table-cell table:formula="of:=LOG([.C7])" office:value-type="float" office:value="-1.35005210885778">
            <text:p>-1,3500521089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16000">
            <text:p>16000</text:p>
          </table:table-cell>
          <table:table-cell office:value-type="float" office:value="0.12155">
            <text:p>1,22E-001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8])" office:value-type="float" office:value="4.20411998265592">
            <text:p>4,2041199827</text:p>
          </table:table-cell>
          <table:table-cell table:formula="of:=LOG([.C8])" office:value-type="float" office:value="-0.915245036820645">
            <text:p>-0,9152450368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18000">
            <text:p>18000</text:p>
          </table:table-cell>
          <table:table-cell office:value-type="float" office:value="0.173125">
            <text:p>1,73E-001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9])" office:value-type="float" office:value="4.25527250510331">
            <text:p>4,2552725051</text:p>
          </table:table-cell>
          <table:table-cell table:formula="of:=LOG([.C9])" office:value-type="float" office:value="-0.761640213591476">
            <text:p>-0,7616402136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20000">
            <text:p>20000</text:p>
          </table:table-cell>
          <table:table-cell office:value-type="float" office:value="0.140604">
            <text:p>1,41E-001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10])" office:value-type="float" office:value="4.30102999566398">
            <text:p>4,3010299957</text:p>
          </table:table-cell>
          <table:table-cell table:formula="of:=LOG([.C10])" office:value-type="float" office:value="-0.852002324030155">
            <text:p>-0,852002324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22000">
            <text:p>22000</text:p>
          </table:table-cell>
          <table:table-cell office:value-type="float" office:value="0.161011">
            <text:p>1,61E-001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11])" office:value-type="float" office:value="4.34242268082221">
            <text:p>4,3424226808</text:p>
          </table:table-cell>
          <table:table-cell table:formula="of:=LOG([.C11])" office:value-type="float" office:value="-0.793144452687959">
            <text:p>-0,7931444527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24000">
            <text:p>24000</text:p>
          </table:table-cell>
          <table:table-cell office:value-type="float" office:value="0.129164">
            <text:p>1,29E-001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12])" office:value-type="float" office:value="4.38021124171161">
            <text:p>4,3802112417</text:p>
          </table:table-cell>
          <table:table-cell table:formula="of:=LOG([.C12])" office:value-type="float" office:value="-0.888858514049514">
            <text:p>-0,888858514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26000">
            <text:p>26000</text:p>
          </table:table-cell>
          <table:table-cell office:value-type="float" office:value="0.085931">
            <text:p>8,59E-002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13])" office:value-type="float" office:value="4.41497334797082">
            <text:p>4,414973348</text:p>
          </table:table-cell>
          <table:table-cell table:formula="of:=LOG([.C13])" office:value-type="float" office:value="-1.06585013418733">
            <text:p>-1,0658501342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28000">
            <text:p>28000</text:p>
          </table:table-cell>
          <table:table-cell office:value-type="float" office:value="0.063919">
            <text:p>6,39E-002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14])" office:value-type="float" office:value="4.44715803134222">
            <text:p>4,4471580313</text:p>
          </table:table-cell>
          <table:table-cell table:formula="of:=LOG([.C14])" office:value-type="float" office:value="-1.19437002809142">
            <text:p>-1,1943700281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30000">
            <text:p>30000</text:p>
          </table:table-cell>
          <table:table-cell office:value-type="float" office:value="0.116037">
            <text:p>1,16E-001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15])" office:value-type="float" office:value="4.47712125471966">
            <text:p>4,4771212547</text:p>
          </table:table-cell>
          <table:table-cell table:formula="of:=LOG([.C15])" office:value-type="float" office:value="-0.935403507896673">
            <text:p>-0,9354035079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32000">
            <text:p>32000</text:p>
          </table:table-cell>
          <table:table-cell office:value-type="float" office:value="0.124612">
            <text:p>1,25E-001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16])" office:value-type="float" office:value="4.50514997831991">
            <text:p>4,5051499783</text:p>
          </table:table-cell>
          <table:table-cell table:formula="of:=LOG([.C16])" office:value-type="float" office:value="-0.904440133576991">
            <text:p>-0,9044401336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34000">
            <text:p>34000</text:p>
          </table:table-cell>
          <table:table-cell office:value-type="float" office:value="0.191087">
            <text:p>1,91E-001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17])" office:value-type="float" office:value="4.53147891704226">
            <text:p>4,531478917</text:p>
          </table:table-cell>
          <table:table-cell table:formula="of:=LOG([.C17])" office:value-type="float" office:value="-0.718768857792232">
            <text:p>-0,7187688578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36000">
            <text:p>36000</text:p>
          </table:table-cell>
          <table:table-cell office:value-type="float" office:value="0.128197">
            <text:p>1,28E-001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18])" office:value-type="float" office:value="4.55630250076729">
            <text:p>4,5563025008</text:p>
          </table:table-cell>
          <table:table-cell table:formula="of:=LOG([.C18])" office:value-type="float" office:value="-0.892122137833506">
            <text:p>-0,8921221378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38000">
            <text:p>38000</text:p>
          </table:table-cell>
          <table:table-cell office:value-type="float" office:value="0.091035">
            <text:p>9,10E-002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19])" office:value-type="float" office:value="4.57978359661681">
            <text:p>4,5797835966</text:p>
          </table:table-cell>
          <table:table-cell table:formula="of:=LOG([.C19])" office:value-type="float" office:value="-1.04079160345385">
            <text:p>-1,0407916035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40000">
            <text:p>40000</text:p>
          </table:table-cell>
          <table:table-cell office:value-type="float" office:value="0.09916">
            <text:p>9,92E-002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20])" office:value-type="float" office:value="4.60205999132796">
            <text:p>4,6020599913</text:p>
          </table:table-cell>
          <table:table-cell table:formula="of:=LOG([.C20])" office:value-type="float" office:value="-1.00366348190422">
            <text:p>-1,0036634819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42000">
            <text:p>42000</text:p>
          </table:table-cell>
          <table:table-cell office:value-type="float" office:value="0.070353">
            <text:p>7,04E-002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21])" office:value-type="float" office:value="4.6232492903979">
            <text:p>4,6232492904</text:p>
          </table:table-cell>
          <table:table-cell table:formula="of:=LOG([.C21])" office:value-type="float" office:value="-1.15271737860356">
            <text:p>-1,1527173786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44000">
            <text:p>44000</text:p>
          </table:table-cell>
          <table:table-cell office:value-type="float" office:value="0.126829">
            <text:p>1,27E-001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22])" office:value-type="float" office:value="4.64345267648619">
            <text:p>4,6434526765</text:p>
          </table:table-cell>
          <table:table-cell table:formula="of:=LOG([.C22])" office:value-type="float" office:value="-0.896781431785774">
            <text:p>-0,8967814318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46000">
            <text:p>46000</text:p>
          </table:table-cell>
          <table:table-cell office:value-type="float" office:value="0.066595">
            <text:p>6,66E-002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23])" office:value-type="float" office:value="4.66275783168157">
            <text:p>4,6627578317</text:p>
          </table:table-cell>
          <table:table-cell table:formula="of:=LOG([.C23])" office:value-type="float" office:value="-1.17655837674449">
            <text:p>-1,1765583767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48000">
            <text:p>48000</text:p>
          </table:table-cell>
          <table:table-cell office:value-type="float" office:value="0.106324">
            <text:p>1,06E-001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24])" office:value-type="float" office:value="4.68124123737559">
            <text:p>4,6812412374</text:p>
          </table:table-cell>
          <table:table-cell table:formula="of:=LOG([.C24])" office:value-type="float" office:value="-0.973368693227381">
            <text:p>-0,9733686932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50000">
            <text:p>50000</text:p>
          </table:table-cell>
          <table:table-cell office:value-type="float" office:value="0.081762">
            <text:p>8,18E-002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25])" office:value-type="float" office:value="4.69897000433602">
            <text:p>4,6989700043</text:p>
          </table:table-cell>
          <table:table-cell table:formula="of:=LOG([.C25])" office:value-type="float" office:value="-1.08744849369737">
            <text:p>-1,0874484937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52000">
            <text:p>52000</text:p>
          </table:table-cell>
          <table:table-cell office:value-type="float" office:value="0.076565">
            <text:p>7,66E-002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26])" office:value-type="float" office:value="4.7160033436348">
            <text:p>4,7160033436</text:p>
          </table:table-cell>
          <table:table-cell table:formula="of:=LOG([.C26])" office:value-type="float" office:value="-1.11596971314259">
            <text:p>-1,1159697131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54000">
            <text:p>54000</text:p>
          </table:table-cell>
          <table:table-cell office:value-type="float" office:value="0.068855">
            <text:p>6,89E-002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27])" office:value-type="float" office:value="4.73239375982297">
            <text:p>4,7323937598</text:p>
          </table:table-cell>
          <table:table-cell table:formula="of:=LOG([.C27])" office:value-type="float" office:value="-1.16206451737415">
            <text:p>-1,1620645174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56000">
            <text:p>56000</text:p>
          </table:table-cell>
          <table:table-cell office:value-type="float" office:value="0.076168">
            <text:p>7,62E-002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28])" office:value-type="float" office:value="4.7481880270062">
            <text:p>4,748188027</text:p>
          </table:table-cell>
          <table:table-cell table:formula="of:=LOG([.C28])" office:value-type="float" office:value="-1.11822744785111">
            <text:p>-1,1182274479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58000">
            <text:p>58000</text:p>
          </table:table-cell>
          <table:table-cell office:value-type="float" office:value="0.115565">
            <text:p>1,16E-001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29])" office:value-type="float" office:value="4.76342799356294">
            <text:p>4,7634279936</text:p>
          </table:table-cell>
          <table:table-cell table:formula="of:=LOG([.C29])" office:value-type="float" office:value="-0.937173676368913">
            <text:p>-0,9371736764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60000">
            <text:p>60000</text:p>
          </table:table-cell>
          <table:table-cell office:value-type="float" office:value="0.059042">
            <text:p>5,90E-002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30])" office:value-type="float" office:value="4.77815125038364">
            <text:p>4,7781512504</text:p>
          </table:table-cell>
          <table:table-cell table:formula="of:=LOG([.C30])" office:value-type="float" office:value="-1.2288389395615">
            <text:p>-1,2288389396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62000">
            <text:p>62000</text:p>
          </table:table-cell>
          <table:table-cell office:value-type="float" office:value="0.138408">
            <text:p>1,38E-001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31])" office:value-type="float" office:value="4.79239168949825">
            <text:p>4,7923916895</text:p>
          </table:table-cell>
          <table:table-cell table:formula="of:=LOG([.C31])" office:value-type="float" office:value="-0.858838806877496">
            <text:p>-0,8588388069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64000">
            <text:p>64000</text:p>
          </table:table-cell>
          <table:table-cell office:value-type="float" office:value="0.189746">
            <text:p>1,90E-001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32])" office:value-type="float" office:value="4.80617997398389">
            <text:p>4,806179974</text:p>
          </table:table-cell>
          <table:table-cell table:formula="of:=LOG([.C32])" office:value-type="float" office:value="-0.721827370616872">
            <text:p>-0,7218273706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66000">
            <text:p>66000</text:p>
          </table:table-cell>
          <table:table-cell office:value-type="float" office:value="0.064964">
            <text:p>6,50E-002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33])" office:value-type="float" office:value="4.81954393554187">
            <text:p>4,8195439355</text:p>
          </table:table-cell>
          <table:table-cell table:formula="of:=LOG([.C33])" office:value-type="float" office:value="-1.18732724231914">
            <text:p>-1,1873272423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68000">
            <text:p>68000</text:p>
          </table:table-cell>
          <table:table-cell office:value-type="float" office:value="0.158191">
            <text:p>1,58E-001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34])" office:value-type="float" office:value="4.83250891270624">
            <text:p>4,8325089127</text:p>
          </table:table-cell>
          <table:table-cell table:formula="of:=LOG([.C34])" office:value-type="float" office:value="-0.800818228559726">
            <text:p>-0,8008182286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70000">
            <text:p>70000</text:p>
          </table:table-cell>
          <table:table-cell office:value-type="float" office:value="0.141257">
            <text:p>1,41E-001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35])" office:value-type="float" office:value="4.84509804001426">
            <text:p>4,84509804</text:p>
          </table:table-cell>
          <table:table-cell table:formula="of:=LOG([.C35])" office:value-type="float" office:value="-0.849990021483413">
            <text:p>-0,8499900215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72000">
            <text:p>72000</text:p>
          </table:table-cell>
          <table:table-cell office:value-type="float" office:value="0.163559">
            <text:p>1,64E-001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36])" office:value-type="float" office:value="4.85733249643127">
            <text:p>4,8573324964</text:p>
          </table:table-cell>
          <table:table-cell table:formula="of:=LOG([.C36])" office:value-type="float" office:value="-0.786325553386774">
            <text:p>-0,7863255534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74000">
            <text:p>74000</text:p>
          </table:table-cell>
          <table:table-cell office:value-type="float" office:value="0.168078">
            <text:p>1,68E-001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37])" office:value-type="float" office:value="4.86923171973098">
            <text:p>4,8692317197</text:p>
          </table:table-cell>
          <table:table-cell table:formula="of:=LOG([.C37])" office:value-type="float" office:value="-0.774489128344438">
            <text:p>-0,7744891283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76000">
            <text:p>76000</text:p>
          </table:table-cell>
          <table:table-cell office:value-type="float" office:value="0.214092">
            <text:p>2,14E-001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38])" office:value-type="float" office:value="4.88081359228079">
            <text:p>4,8808135923</text:p>
          </table:table-cell>
          <table:table-cell table:formula="of:=LOG([.C38])" office:value-type="float" office:value="-0.669399560733435">
            <text:p>-0,6693995607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78000">
            <text:p>78000</text:p>
          </table:table-cell>
          <table:table-cell office:value-type="float" office:value="0.237985">
            <text:p>2,38E-001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39])" office:value-type="float" office:value="4.89209460269048">
            <text:p>4,8920946027</text:p>
          </table:table-cell>
          <table:table-cell table:formula="of:=LOG([.C39])" office:value-type="float" office:value="-0.623450415307032">
            <text:p>-0,6234504153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80000">
            <text:p>80000</text:p>
          </table:table-cell>
          <table:table-cell office:value-type="float" office:value="0.123427">
            <text:p>1,23E-001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40])" office:value-type="float" office:value="4.90308998699194">
            <text:p>4,903089987</text:p>
          </table:table-cell>
          <table:table-cell table:formula="of:=LOG([.C40])" office:value-type="float" office:value="-0.908589826782715">
            <text:p>-0,9085898268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82000">
            <text:p>82000</text:p>
          </table:table-cell>
          <table:table-cell office:value-type="float" office:value="0.171781">
            <text:p>1,72E-001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41])" office:value-type="float" office:value="4.91381385238372">
            <text:p>4,9138138524</text:p>
          </table:table-cell>
          <table:table-cell table:formula="of:=LOG([.C41])" office:value-type="float" office:value="-0.765024873400452">
            <text:p>-0,7650248734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84000">
            <text:p>84000</text:p>
          </table:table-cell>
          <table:table-cell office:value-type="float" office:value="0.159821">
            <text:p>1,60E-001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42])" office:value-type="float" office:value="4.92427928606188">
            <text:p>4,9242792861</text:p>
          </table:table-cell>
          <table:table-cell table:formula="of:=LOG([.C42])" office:value-type="float" office:value="-0.796366156280405">
            <text:p>-0,7963661563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86000">
            <text:p>86000</text:p>
          </table:table-cell>
          <table:table-cell office:value-type="float" office:value="0.066744">
            <text:p>6,67E-002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43])" office:value-type="float" office:value="4.93449845124357">
            <text:p>4,9344984512</text:p>
          </table:table-cell>
          <table:table-cell table:formula="of:=LOG([.C43])" office:value-type="float" office:value="-1.17558776942423">
            <text:p>-1,1755877694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88000">
            <text:p>88000</text:p>
          </table:table-cell>
          <table:table-cell office:value-type="float" office:value="0.0682">
            <text:p>6,82E-002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44])" office:value-type="float" office:value="4.94448267215017">
            <text:p>4,9444826722</text:p>
          </table:table-cell>
          <table:table-cell table:formula="of:=LOG([.C44])" office:value-type="float" office:value="-1.16621562534352">
            <text:p>-1,1662156253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90000">
            <text:p>90000</text:p>
          </table:table-cell>
          <table:table-cell office:value-type="float" office:value="0.203814">
            <text:p>2,04E-001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45])" office:value-type="float" office:value="4.95424250943932">
            <text:p>4,9542425094</text:p>
          </table:table-cell>
          <table:table-cell table:formula="of:=LOG([.C45])" office:value-type="float" office:value="-0.690765987582194">
            <text:p>-0,6907659876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92000">
            <text:p>92000</text:p>
          </table:table-cell>
          <table:table-cell office:value-type="float" office:value="0.125155">
            <text:p>1,25E-001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46])" office:value-type="float" office:value="4.96378782734556">
            <text:p>4,9637878273</text:p>
          </table:table-cell>
          <table:table-cell table:formula="of:=LOG([.C46])" office:value-type="float" office:value="-0.902551795444225">
            <text:p>-0,9025517954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94000">
            <text:p>94000</text:p>
          </table:table-cell>
          <table:table-cell office:value-type="float" office:value="0.079508">
            <text:p>7,95E-002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47])" office:value-type="float" office:value="4.9731278535997">
            <text:p>4,9731278536</text:p>
          </table:table-cell>
          <table:table-cell table:formula="of:=LOG([.C47])" office:value-type="float" office:value="-1.09958917095288">
            <text:p>-1,099589171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96000">
            <text:p>96000</text:p>
          </table:table-cell>
          <table:table-cell office:value-type="float" office:value="0.12497">
            <text:p>1,25E-001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48])" office:value-type="float" office:value="4.98227123303957">
            <text:p>4,982271233</text:p>
          </table:table-cell>
          <table:table-cell table:formula="of:=LOG([.C48])" office:value-type="float" office:value="-0.903194230177283">
            <text:p>-0,9031942302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98000">
            <text:p>98000</text:p>
          </table:table-cell>
          <table:table-cell office:value-type="float" office:value="0.072682">
            <text:p>7,27E-002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49])" office:value-type="float" office:value="4.99122607569249">
            <text:p>4,9912260757</text:p>
          </table:table-cell>
          <table:table-cell table:formula="of:=LOG([.C49])" office:value-type="float" office:value="-1.13857313066212">
            <text:p>-1,1385731307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100000">
            <text:p>100000</text:p>
          </table:table-cell>
          <table:table-cell office:value-type="float" office:value="0.130038">
            <text:p>1,30E-001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50])" office:value-type="float" office:value="5">
            <text:p>5</text:p>
          </table:table-cell>
          <table:table-cell table:formula="of:=LOG([.C50])" office:value-type="float" office:value="-0.885929718625644">
            <text:p>-0,8859297186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20000">
            <text:p>20000</text:p>
          </table:table-cell>
          <table:table-cell office:value-type="float" office:value="0.065815">
            <text:p>6,58E-002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51])" office:value-type="float" office:value="4.30102999566398">
            <text:p>4,3010299957</text:p>
          </table:table-cell>
          <table:table-cell table:formula="of:=LOG([.C51])" office:value-type="float" office:value="-1.18167511436756">
            <text:p>-1,1816751144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40000">
            <text:p>40000</text:p>
          </table:table-cell>
          <table:table-cell office:value-type="float" office:value="0.077694">
            <text:p>7,77E-002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52])" office:value-type="float" office:value="4.60205999132796">
            <text:p>4,6020599913</text:p>
          </table:table-cell>
          <table:table-cell table:formula="of:=LOG([.C52])" office:value-type="float" office:value="-1.10961251874742">
            <text:p>-1,1096125187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60000">
            <text:p>60000</text:p>
          </table:table-cell>
          <table:table-cell office:value-type="float" office:value="0.107842">
            <text:p>1,08E-001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53])" office:value-type="float" office:value="4.77815125038364">
            <text:p>4,7781512504</text:p>
          </table:table-cell>
          <table:table-cell table:formula="of:=LOG([.C53])" office:value-type="float" office:value="-0.967212066460559">
            <text:p>-0,9672120665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80000">
            <text:p>80000</text:p>
          </table:table-cell>
          <table:table-cell office:value-type="float" office:value="0.111799">
            <text:p>1,12E-001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54])" office:value-type="float" office:value="4.90308998699194">
            <text:p>4,903089987</text:p>
          </table:table-cell>
          <table:table-cell table:formula="of:=LOG([.C54])" office:value-type="float" office:value="-0.951562081032996">
            <text:p>-0,951562081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100000">
            <text:p>100000</text:p>
          </table:table-cell>
          <table:table-cell office:value-type="float" office:value="0.133033">
            <text:p>1,33E-001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55])" office:value-type="float" office:value="5">
            <text:p>5</text:p>
          </table:table-cell>
          <table:table-cell table:formula="of:=LOG([.C55])" office:value-type="float" office:value="-0.876040615121623">
            <text:p>-0,8760406151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120000">
            <text:p>120000</text:p>
          </table:table-cell>
          <table:table-cell office:value-type="float" office:value="0.145295">
            <text:p>1,45E-001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56])" office:value-type="float" office:value="5.07918124604762">
            <text:p>5,079181246</text:p>
          </table:table-cell>
          <table:table-cell table:formula="of:=LOG([.C56])" office:value-type="float" office:value="-0.837749330710734">
            <text:p>-0,8377493307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140000">
            <text:p>140000</text:p>
          </table:table-cell>
          <table:table-cell office:value-type="float" office:value="0.066036">
            <text:p>6,60E-002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57])" office:value-type="float" office:value="5.14612803567824">
            <text:p>5,1461280357</text:p>
          </table:table-cell>
          <table:table-cell table:formula="of:=LOG([.C57])" office:value-type="float" office:value="-1.18021924114122">
            <text:p>-1,1802192411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160000">
            <text:p>160000</text:p>
          </table:table-cell>
          <table:table-cell office:value-type="float" office:value="0.128671">
            <text:p>1,29E-001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58])" office:value-type="float" office:value="5.20411998265592">
            <text:p>5,2041199827</text:p>
          </table:table-cell>
          <table:table-cell table:formula="of:=LOG([.C58])" office:value-type="float" office:value="-0.890519323796108">
            <text:p>-0,8905193238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180000">
            <text:p>180000</text:p>
          </table:table-cell>
          <table:table-cell office:value-type="float" office:value="0.128305">
            <text:p>1,28E-001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59])" office:value-type="float" office:value="5.25527250510331">
            <text:p>5,2552725051</text:p>
          </table:table-cell>
          <table:table-cell table:formula="of:=LOG([.C59])" office:value-type="float" office:value="-0.891756418994532">
            <text:p>-0,891756419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200000">
            <text:p>200000</text:p>
          </table:table-cell>
          <table:table-cell office:value-type="float" office:value="0.150528">
            <text:p>1,51E-001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60])" office:value-type="float" office:value="5.30102999566398">
            <text:p>5,3010299957</text:p>
          </table:table-cell>
          <table:table-cell table:formula="of:=LOG([.C60])" office:value-type="float" office:value="-0.822382708612012">
            <text:p>-0,8223827086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220000">
            <text:p>220000</text:p>
          </table:table-cell>
          <table:table-cell office:value-type="float" office:value="0.129914">
            <text:p>1,30E-001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61])" office:value-type="float" office:value="5.34242268082221">
            <text:p>5,3424226808</text:p>
          </table:table-cell>
          <table:table-cell table:formula="of:=LOG([.C61])" office:value-type="float" office:value="-0.886344045269336">
            <text:p>-0,8863440453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240000">
            <text:p>240000</text:p>
          </table:table-cell>
          <table:table-cell office:value-type="float" office:value="0.100031">
            <text:p>1,00E-001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62])" office:value-type="float" office:value="5.38021124171161">
            <text:p>5,3802112417</text:p>
          </table:table-cell>
          <table:table-cell table:formula="of:=LOG([.C62])" office:value-type="float" office:value="-0.999865389574148">
            <text:p>-0,9998653896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260000">
            <text:p>260000</text:p>
          </table:table-cell>
          <table:table-cell office:value-type="float" office:value="0.152961">
            <text:p>1,53E-001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63])" office:value-type="float" office:value="5.41497334797082">
            <text:p>5,414973348</text:p>
          </table:table-cell>
          <table:table-cell table:formula="of:=LOG([.C63])" office:value-type="float" office:value="-0.815419285808938">
            <text:p>-0,8154192858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280000">
            <text:p>280000</text:p>
          </table:table-cell>
          <table:table-cell office:value-type="float" office:value="0.286626">
            <text:p>2,87E-001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64])" office:value-type="float" office:value="5.44715803134222">
            <text:p>5,4471580313</text:p>
          </table:table-cell>
          <table:table-cell table:formula="of:=LOG([.C64])" office:value-type="float" office:value="-0.542684417063664">
            <text:p>-0,5426844171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300000">
            <text:p>300000</text:p>
          </table:table-cell>
          <table:table-cell office:value-type="float" office:value="0.167942">
            <text:p>1,68E-001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65])" office:value-type="float" office:value="5.47712125471966">
            <text:p>5,4771212547</text:p>
          </table:table-cell>
          <table:table-cell table:formula="of:=LOG([.C65])" office:value-type="float" office:value="-0.774840679161437">
            <text:p>-0,7748406792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320000">
            <text:p>320000</text:p>
          </table:table-cell>
          <table:table-cell office:value-type="float" office:value="0.106851">
            <text:p>1,07E-001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66])" office:value-type="float" office:value="5.50514997831991">
            <text:p>5,5051499783</text:p>
          </table:table-cell>
          <table:table-cell table:formula="of:=LOG([.C66])" office:value-type="float" office:value="-0.971221408994066">
            <text:p>-0,971221409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340000">
            <text:p>340000</text:p>
          </table:table-cell>
          <table:table-cell office:value-type="float" office:value="0.138806">
            <text:p>1,39E-001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67])" office:value-type="float" office:value="5.53147891704225">
            <text:p>5,531478917</text:p>
          </table:table-cell>
          <table:table-cell table:formula="of:=LOG([.C67])" office:value-type="float" office:value="-0.857591760750239">
            <text:p>-0,8575917608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360000">
            <text:p>360000</text:p>
          </table:table-cell>
          <table:table-cell office:value-type="float" office:value="0.150834">
            <text:p>1,51E-001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68])" office:value-type="float" office:value="5.55630250076729">
            <text:p>5,5563025008</text:p>
          </table:table-cell>
          <table:table-cell table:formula="of:=LOG([.C68])" office:value-type="float" office:value="-0.821500751649061">
            <text:p>-0,8215007516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380000">
            <text:p>380000</text:p>
          </table:table-cell>
          <table:table-cell office:value-type="float" office:value="0.084874">
            <text:p>8,49E-002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69])" office:value-type="float" office:value="5.57978359661681">
            <text:p>5,5797835966</text:p>
          </table:table-cell>
          <table:table-cell table:formula="of:=LOG([.C69])" office:value-type="float" office:value="-1.07122532961324">
            <text:p>-1,0712253296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400000">
            <text:p>400000</text:p>
          </table:table-cell>
          <table:table-cell office:value-type="float" office:value="0.153243">
            <text:p>1,53E-001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70])" office:value-type="float" office:value="5.60205999132796">
            <text:p>5,6020599913</text:p>
          </table:table-cell>
          <table:table-cell table:formula="of:=LOG([.C70])" office:value-type="float" office:value="-0.814619354530956">
            <text:p>-0,8146193545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420000">
            <text:p>420000</text:p>
          </table:table-cell>
          <table:table-cell office:value-type="float" office:value="0.107389">
            <text:p>1,07E-001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71])" office:value-type="float" office:value="5.6232492903979">
            <text:p>5,6232492904</text:p>
          </table:table-cell>
          <table:table-cell table:formula="of:=LOG([.C71])" office:value-type="float" office:value="-0.969040201727358">
            <text:p>-0,9690402017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440000">
            <text:p>440000</text:p>
          </table:table-cell>
          <table:table-cell office:value-type="float" office:value="0.11604">
            <text:p>1,16E-001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72])" office:value-type="float" office:value="5.64345267648619">
            <text:p>5,6434526765</text:p>
          </table:table-cell>
          <table:table-cell table:formula="of:=LOG([.C72])" office:value-type="float" office:value="-0.935392279869373">
            <text:p>-0,9353922799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460000">
            <text:p>460000</text:p>
          </table:table-cell>
          <table:table-cell office:value-type="float" office:value="0.235785">
            <text:p>2,36E-001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73])" office:value-type="float" office:value="5.66275783168157">
            <text:p>5,6627578317</text:p>
          </table:table-cell>
          <table:table-cell table:formula="of:=LOG([.C73])" office:value-type="float" office:value="-0.627483826995123">
            <text:p>-0,627483827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480000">
            <text:p>480000</text:p>
          </table:table-cell>
          <table:table-cell office:value-type="float" office:value="0.125347">
            <text:p>1,25E-001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74])" office:value-type="float" office:value="5.68124123737559">
            <text:p>5,6812412374</text:p>
          </table:table-cell>
          <table:table-cell table:formula="of:=LOG([.C74])" office:value-type="float" office:value="-0.901886055794611">
            <text:p>-0,9018860558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500000">
            <text:p>500000</text:p>
          </table:table-cell>
          <table:table-cell office:value-type="float" office:value="0.273424">
            <text:p>2,73E-001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75])" office:value-type="float" office:value="5.69897000433602">
            <text:p>5,6989700043</text:p>
          </table:table-cell>
          <table:table-cell table:formula="of:=LOG([.C75])" office:value-type="float" office:value="-0.563163367565907">
            <text:p>-0,5631633676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520000">
            <text:p>520000</text:p>
          </table:table-cell>
          <table:table-cell office:value-type="float" office:value="0.09706">
            <text:p>9,71E-002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76])" office:value-type="float" office:value="5.7160033436348">
            <text:p>5,7160033436</text:p>
          </table:table-cell>
          <table:table-cell table:formula="of:=LOG([.C76])" office:value-type="float" office:value="-1.01295971302073">
            <text:p>-1,012959713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540000">
            <text:p>540000</text:p>
          </table:table-cell>
          <table:table-cell office:value-type="float" office:value="0.107365">
            <text:p>1,07E-001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77])" office:value-type="float" office:value="5.73239375982297">
            <text:p>5,7323937598</text:p>
          </table:table-cell>
          <table:table-cell table:formula="of:=LOG([.C77])" office:value-type="float" office:value="-0.969137271561764">
            <text:p>-0,9691372716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560000">
            <text:p>560000</text:p>
          </table:table-cell>
          <table:table-cell office:value-type="float" office:value="0.20054">
            <text:p>2,01E-001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78])" office:value-type="float" office:value="5.7481880270062">
            <text:p>5,748188027</text:p>
          </table:table-cell>
          <table:table-cell table:formula="of:=LOG([.C78])" office:value-type="float" office:value="-0.697798989394618">
            <text:p>-0,6977989894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580000">
            <text:p>580000</text:p>
          </table:table-cell>
          <table:table-cell office:value-type="float" office:value="0.148434">
            <text:p>1,48E-001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79])" office:value-type="float" office:value="5.76342799356294">
            <text:p>5,7634279936</text:p>
          </table:table-cell>
          <table:table-cell table:formula="of:=LOG([.C79])" office:value-type="float" office:value="-0.828466609022499">
            <text:p>-0,828466609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600000">
            <text:p>600000</text:p>
          </table:table-cell>
          <table:table-cell office:value-type="float" office:value="0.129493">
            <text:p>1,29E-001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80])" office:value-type="float" office:value="5.77815125038364">
            <text:p>5,7781512504</text:p>
          </table:table-cell>
          <table:table-cell table:formula="of:=LOG([.C80])" office:value-type="float" office:value="-0.887753707594622">
            <text:p>-0,8877537076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620000">
            <text:p>620000</text:p>
          </table:table-cell>
          <table:table-cell office:value-type="float" office:value="0.048315">
            <text:p>4,83E-002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81])" office:value-type="float" office:value="5.79239168949825">
            <text:p>5,7923916895</text:p>
          </table:table-cell>
          <table:table-cell table:formula="of:=LOG([.C81])" office:value-type="float" office:value="-1.31591801612463">
            <text:p>-1,3159180161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640000">
            <text:p>640000</text:p>
          </table:table-cell>
          <table:table-cell office:value-type="float" office:value="0.126478">
            <text:p>1,26E-001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82])" office:value-type="float" office:value="5.80617997398389">
            <text:p>5,806179974</text:p>
          </table:table-cell>
          <table:table-cell table:formula="of:=LOG([.C82])" office:value-type="float" office:value="-0.897985010531819">
            <text:p>-0,8979850105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660000">
            <text:p>660000</text:p>
          </table:table-cell>
          <table:table-cell office:value-type="float" office:value="0.194086">
            <text:p>1,94E-001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83])" office:value-type="float" office:value="5.81954393554187">
            <text:p>5,8195439355</text:p>
          </table:table-cell>
          <table:table-cell table:formula="of:=LOG([.C83])" office:value-type="float" office:value="-0.712005790433533">
            <text:p>-0,7120057904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680000">
            <text:p>680000</text:p>
          </table:table-cell>
          <table:table-cell office:value-type="float" office:value="0.180166">
            <text:p>1,80E-001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84])" office:value-type="float" office:value="5.83250891270624">
            <text:p>5,8325089127</text:p>
          </table:table-cell>
          <table:table-cell table:formula="of:=LOG([.C84])" office:value-type="float" office:value="-0.744327163443415">
            <text:p>-0,7443271634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700000">
            <text:p>700000</text:p>
          </table:table-cell>
          <table:table-cell office:value-type="float" office:value="0.059042">
            <text:p>5,90E-002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85])" office:value-type="float" office:value="5.84509804001426">
            <text:p>5,84509804</text:p>
          </table:table-cell>
          <table:table-cell table:formula="of:=LOG([.C85])" office:value-type="float" office:value="-1.2288389395615">
            <text:p>-1,2288389396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720000">
            <text:p>720000</text:p>
          </table:table-cell>
          <table:table-cell office:value-type="float" office:value="0.135002">
            <text:p>1,35E-001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86])" office:value-type="float" office:value="5.85733249643127">
            <text:p>5,8573324964</text:p>
          </table:table-cell>
          <table:table-cell table:formula="of:=LOG([.C86])" office:value-type="float" office:value="-0.869659797560328">
            <text:p>-0,8696597976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740000">
            <text:p>740000</text:p>
          </table:table-cell>
          <table:table-cell office:value-type="float" office:value="0.146299">
            <text:p>1,46E-001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87])" office:value-type="float" office:value="5.86923171973098">
            <text:p>5,8692317197</text:p>
          </table:table-cell>
          <table:table-cell table:formula="of:=LOG([.C87])" office:value-type="float" office:value="-0.834758642404875">
            <text:p>-0,8347586424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760000">
            <text:p>760000</text:p>
          </table:table-cell>
          <table:table-cell office:value-type="float" office:value="0.128632">
            <text:p>1,29E-001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88])" office:value-type="float" office:value="5.88081359228079">
            <text:p>5,8808135923</text:p>
          </table:table-cell>
          <table:table-cell table:formula="of:=LOG([.C88])" office:value-type="float" office:value="-0.890650977798773">
            <text:p>-0,8906509778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780000">
            <text:p>780000</text:p>
          </table:table-cell>
          <table:table-cell office:value-type="float" office:value="0.106419">
            <text:p>1,06E-001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89])" office:value-type="float" office:value="5.89209460269048">
            <text:p>5,8920946027</text:p>
          </table:table-cell>
          <table:table-cell table:formula="of:=LOG([.C89])" office:value-type="float" office:value="-0.97298082637843">
            <text:p>-0,9729808264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800000">
            <text:p>800000</text:p>
          </table:table-cell>
          <table:table-cell office:value-type="float" office:value="0.200613">
            <text:p>2,01E-001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90])" office:value-type="float" office:value="5.90308998699194">
            <text:p>5,903089987</text:p>
          </table:table-cell>
          <table:table-cell table:formula="of:=LOG([.C90])" office:value-type="float" office:value="-0.697640927520326">
            <text:p>-0,6976409275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820000">
            <text:p>820000</text:p>
          </table:table-cell>
          <table:table-cell office:value-type="float" office:value="0.172188">
            <text:p>1,72E-001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91])" office:value-type="float" office:value="5.91381385238372">
            <text:p>5,9138138524</text:p>
          </table:table-cell>
          <table:table-cell table:formula="of:=LOG([.C91])" office:value-type="float" office:value="-0.763997118360748">
            <text:p>-0,7639971184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840000">
            <text:p>840000</text:p>
          </table:table-cell>
          <table:table-cell office:value-type="float" office:value="0.33894">
            <text:p>3,39E-001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92])" office:value-type="float" office:value="5.92427928606188">
            <text:p>5,9242792861</text:p>
          </table:table-cell>
          <table:table-cell table:formula="of:=LOG([.C92])" office:value-type="float" office:value="-0.469877174880029">
            <text:p>-0,4698771749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860000">
            <text:p>860000</text:p>
          </table:table-cell>
          <table:table-cell office:value-type="float" office:value="0.112906">
            <text:p>1,13E-001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93])" office:value-type="float" office:value="5.93449845124357">
            <text:p>5,9344984512</text:p>
          </table:table-cell>
          <table:table-cell table:formula="of:=LOG([.C93])" office:value-type="float" office:value="-0.947282978379258">
            <text:p>-0,9472829784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880000">
            <text:p>880000</text:p>
          </table:table-cell>
          <table:table-cell office:value-type="float" office:value="0.200476">
            <text:p>2,00E-001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94])" office:value-type="float" office:value="5.94448267215017">
            <text:p>5,9444826722</text:p>
          </table:table-cell>
          <table:table-cell table:formula="of:=LOG([.C94])" office:value-type="float" office:value="-0.697937611529784">
            <text:p>-0,6979376115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900000">
            <text:p>900000</text:p>
          </table:table-cell>
          <table:table-cell office:value-type="float" office:value="0.166275">
            <text:p>1,66E-001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95])" office:value-type="float" office:value="5.95424250943932">
            <text:p>5,9542425094</text:p>
          </table:table-cell>
          <table:table-cell table:formula="of:=LOG([.C95])" office:value-type="float" office:value="-0.779173043493812">
            <text:p>-0,7791730435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920000">
            <text:p>920000</text:p>
          </table:table-cell>
          <table:table-cell office:value-type="float" office:value="0.242935">
            <text:p>2,43E-001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96])" office:value-type="float" office:value="5.96378782734556">
            <text:p>5,9637878273</text:p>
          </table:table-cell>
          <table:table-cell table:formula="of:=LOG([.C96])" office:value-type="float" office:value="-0.614509911247365">
            <text:p>-0,6145099112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940000">
            <text:p>940000</text:p>
          </table:table-cell>
          <table:table-cell office:value-type="float" office:value="0.21928">
            <text:p>2,19E-001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97])" office:value-type="float" office:value="5.9731278535997">
            <text:p>5,9731278536</text:p>
          </table:table-cell>
          <table:table-cell table:formula="of:=LOG([.C97])" office:value-type="float" office:value="-0.659000977468558">
            <text:p>-0,6590009775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960000">
            <text:p>960000</text:p>
          </table:table-cell>
          <table:table-cell office:value-type="float" office:value="0.206088">
            <text:p>2,06E-001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98])" office:value-type="float" office:value="5.98227123303957">
            <text:p>5,982271233</text:p>
          </table:table-cell>
          <table:table-cell table:formula="of:=LOG([.C98])" office:value-type="float" office:value="-0.685947295389673">
            <text:p>-0,6859472954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980000">
            <text:p>980000</text:p>
          </table:table-cell>
          <table:table-cell office:value-type="float" office:value="0.282757">
            <text:p>2,83E-001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99])" office:value-type="float" office:value="5.99122607569249">
            <text:p>5,9912260757</text:p>
          </table:table-cell>
          <table:table-cell table:formula="of:=LOG([.C99])" office:value-type="float" office:value="-0.548586634771233">
            <text:p>-0,5485866348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1000000">
            <text:p>1000000</text:p>
          </table:table-cell>
          <table:table-cell office:value-type="float" office:value="0.131543">
            <text:p>1,32E-001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100])" office:value-type="float" office:value="6">
            <text:p>6</text:p>
          </table:table-cell>
          <table:table-cell table:formula="of:=LOG([.C100])" office:value-type="float" office:value="-0.880932257743688">
            <text:p>-0,8809322577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200000">
            <text:p>200000</text:p>
          </table:table-cell>
          <table:table-cell office:value-type="float" office:value="0.082387">
            <text:p>8,24E-002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101])" office:value-type="float" office:value="5.30102999566398">
            <text:p>5,3010299957</text:p>
          </table:table-cell>
          <table:table-cell table:formula="of:=LOG([.C101])" office:value-type="float" office:value="-1.08414131104165">
            <text:p>-1,084141311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400000">
            <text:p>400000</text:p>
          </table:table-cell>
          <table:table-cell office:value-type="float" office:value="0.17288">
            <text:p>1,73E-001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102])" office:value-type="float" office:value="5.60205999132796">
            <text:p>5,6020599913</text:p>
          </table:table-cell>
          <table:table-cell table:formula="of:=LOG([.C102])" office:value-type="float" office:value="-0.762255246124815">
            <text:p>-0,7622552461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600000">
            <text:p>600000</text:p>
          </table:table-cell>
          <table:table-cell office:value-type="float" office:value="0.16702">
            <text:p>1,67E-001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103])" office:value-type="float" office:value="5.77815125038364">
            <text:p>5,7781512504</text:p>
          </table:table-cell>
          <table:table-cell table:formula="of:=LOG([.C103])" office:value-type="float" office:value="-0.77723152065142">
            <text:p>-0,7772315207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800000">
            <text:p>800000</text:p>
          </table:table-cell>
          <table:table-cell office:value-type="float" office:value="0.109126">
            <text:p>1,09E-001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104])" office:value-type="float" office:value="5.90308998699194">
            <text:p>5,903089987</text:p>
          </table:table-cell>
          <table:table-cell table:formula="of:=LOG([.C104])" office:value-type="float" office:value="-0.962071763515542">
            <text:p>-0,9620717635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1000000">
            <text:p>1000000</text:p>
          </table:table-cell>
          <table:table-cell office:value-type="float" office:value="0.165771">
            <text:p>1,66E-001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105])" office:value-type="float" office:value="6">
            <text:p>6</text:p>
          </table:table-cell>
          <table:table-cell table:formula="of:=LOG([.C105])" office:value-type="float" office:value="-0.780491442673297">
            <text:p>-0,7804914427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1200000">
            <text:p>1200000</text:p>
          </table:table-cell>
          <table:table-cell office:value-type="float" office:value="0.206742">
            <text:p>2,07E-001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106])" office:value-type="float" office:value="6.07918124604762">
            <text:p>6,079181246</text:p>
          </table:table-cell>
          <table:table-cell table:formula="of:=LOG([.C106])" office:value-type="float" office:value="-0.684571286723785">
            <text:p>-0,6845712867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1400000">
            <text:p>1400000</text:p>
          </table:table-cell>
          <table:table-cell office:value-type="float" office:value="0.203527">
            <text:p>2,04E-001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107])" office:value-type="float" office:value="6.14612803567824">
            <text:p>6,1461280357</text:p>
          </table:table-cell>
          <table:table-cell table:formula="of:=LOG([.C107])" office:value-type="float" office:value="-0.69137796888008">
            <text:p>-0,6913779689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1600000">
            <text:p>1600000</text:p>
          </table:table-cell>
          <table:table-cell office:value-type="float" office:value="0.213865">
            <text:p>2,14E-001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108])" office:value-type="float" office:value="6.20411998265592">
            <text:p>6,2041199827</text:p>
          </table:table-cell>
          <table:table-cell table:formula="of:=LOG([.C108])" office:value-type="float" office:value="-0.669860283921222">
            <text:p>-0,6698602839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1800000">
            <text:p>1800000</text:p>
          </table:table-cell>
          <table:table-cell office:value-type="float" office:value="0.16394">
            <text:p>1,64E-001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109])" office:value-type="float" office:value="6.25527250510331">
            <text:p>6,2552725051</text:p>
          </table:table-cell>
          <table:table-cell table:formula="of:=LOG([.C109])" office:value-type="float" office:value="-0.785315069249399">
            <text:p>-0,7853150692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2000000">
            <text:p>2000000</text:p>
          </table:table-cell>
          <table:table-cell office:value-type="float" office:value="0.200644">
            <text:p>2,01E-001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110])" office:value-type="float" office:value="6.30102999566398">
            <text:p>6,3010299957</text:p>
          </table:table-cell>
          <table:table-cell table:formula="of:=LOG([.C110])" office:value-type="float" office:value="-0.697573822752231">
            <text:p>-0,6975738228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2200000">
            <text:p>2200000</text:p>
          </table:table-cell>
          <table:table-cell office:value-type="float" office:value="0.371513">
            <text:p>3,72E-001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111])" office:value-type="float" office:value="6.34242268082221">
            <text:p>6,3424226808</text:p>
          </table:table-cell>
          <table:table-cell table:formula="of:=LOG([.C111])" office:value-type="float" office:value="-0.43002598478501">
            <text:p>-0,4300259848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2400000">
            <text:p>2400000</text:p>
          </table:table-cell>
          <table:table-cell office:value-type="float" office:value="0.193095">
            <text:p>1,93E-001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112])" office:value-type="float" office:value="6.38021124171161">
            <text:p>6,3802112417</text:p>
          </table:table-cell>
          <table:table-cell table:formula="of:=LOG([.C112])" office:value-type="float" office:value="-0.714228971691984">
            <text:p>-0,7142289717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2600000">
            <text:p>2600000</text:p>
          </table:table-cell>
          <table:table-cell office:value-type="float" office:value="0.366419">
            <text:p>3,66E-001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113])" office:value-type="float" office:value="6.41497334797082">
            <text:p>6,414973348</text:p>
          </table:table-cell>
          <table:table-cell table:formula="of:=LOG([.C113])" office:value-type="float" office:value="-0.436022014858945">
            <text:p>-0,4360220149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2800000">
            <text:p>2800000</text:p>
          </table:table-cell>
          <table:table-cell office:value-type="float" office:value="0.40846">
            <text:p>4,08E-001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114])" office:value-type="float" office:value="6.44715803134222">
            <text:p>6,4471580313</text:p>
          </table:table-cell>
          <table:table-cell table:formula="of:=LOG([.C114])" office:value-type="float" office:value="-0.388850466989209">
            <text:p>-0,388850467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3000000">
            <text:p>3000000</text:p>
          </table:table-cell>
          <table:table-cell office:value-type="float" office:value="0.615819">
            <text:p>6,16E-001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115])" office:value-type="float" office:value="6.47712125471966">
            <text:p>6,4771212547</text:p>
          </table:table-cell>
          <table:table-cell table:formula="of:=LOG([.C115])" office:value-type="float" office:value="-0.210546915842271">
            <text:p>-0,2105469158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3200000">
            <text:p>3200000</text:p>
          </table:table-cell>
          <table:table-cell office:value-type="float" office:value="0.485751">
            <text:p>4,86E-001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116])" office:value-type="float" office:value="6.50514997831991">
            <text:p>6,5051499783</text:p>
          </table:table-cell>
          <table:table-cell table:formula="of:=LOG([.C116])" office:value-type="float" office:value="-0.313586296659143">
            <text:p>-0,3135862967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3400000">
            <text:p>3400000</text:p>
          </table:table-cell>
          <table:table-cell office:value-type="float" office:value="0.525471">
            <text:p>5,25E-001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117])" office:value-type="float" office:value="6.53147891704225">
            <text:p>6,531478917</text:p>
          </table:table-cell>
          <table:table-cell table:formula="of:=LOG([.C117])" office:value-type="float" office:value="-0.279451247071526">
            <text:p>-0,2794512471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3600000">
            <text:p>3600000</text:p>
          </table:table-cell>
          <table:table-cell office:value-type="float" office:value="0.562811">
            <text:p>5,63E-001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118])" office:value-type="float" office:value="6.55630250076729">
            <text:p>6,5563025008</text:p>
          </table:table-cell>
          <table:table-cell table:formula="of:=LOG([.C118])" office:value-type="float" office:value="-0.249637422977492">
            <text:p>-0,249637423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3800000">
            <text:p>3800000</text:p>
          </table:table-cell>
          <table:table-cell office:value-type="float" office:value="0.962182">
            <text:p>9,62E-001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119])" office:value-type="float" office:value="6.57978359661681">
            <text:p>6,5797835966</text:p>
          </table:table-cell>
          <table:table-cell table:formula="of:=LOG([.C119])" office:value-type="float" office:value="-0.0167427719125596">
            <text:p>-0,0167427719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4000000">
            <text:p>4000000</text:p>
          </table:table-cell>
          <table:table-cell office:value-type="float" office:value="0.521153">
            <text:p>5,21E-001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120])" office:value-type="float" office:value="6.60205999132796">
            <text:p>6,6020599913</text:p>
          </table:table-cell>
          <table:table-cell table:formula="of:=LOG([.C120])" office:value-type="float" office:value="-0.283034757888538">
            <text:p>-0,2830347579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4200000">
            <text:p>4200000</text:p>
          </table:table-cell>
          <table:table-cell office:value-type="float" office:value="0.506306">
            <text:p>5,06E-001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121])" office:value-type="float" office:value="6.6232492903979">
            <text:p>6,6232492904</text:p>
          </table:table-cell>
          <table:table-cell table:formula="of:=LOG([.C121])" office:value-type="float" office:value="-0.29558692595811">
            <text:p>-0,295586926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4400000">
            <text:p>4400000</text:p>
          </table:table-cell>
          <table:table-cell office:value-type="float" office:value="0.741408">
            <text:p>7,41E-001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122])" office:value-type="float" office:value="6.64345267648619">
            <text:p>6,6434526765</text:p>
          </table:table-cell>
          <table:table-cell table:formula="of:=LOG([.C122])" office:value-type="float" office:value="-0.12994273212206">
            <text:p>-0,1299427321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4600000">
            <text:p>4600000</text:p>
          </table:table-cell>
          <table:table-cell office:value-type="float" office:value="0.520695">
            <text:p>5,21E-001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123])" office:value-type="float" office:value="6.66275783168157">
            <text:p>6,6627578317</text:p>
          </table:table-cell>
          <table:table-cell table:formula="of:=LOG([.C123])" office:value-type="float" office:value="-0.283416592638952">
            <text:p>-0,2834165926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4800000">
            <text:p>4800000</text:p>
          </table:table-cell>
          <table:table-cell office:value-type="float" office:value="0.553972">
            <text:p>5,54E-001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124])" office:value-type="float" office:value="6.68124123737559">
            <text:p>6,6812412374</text:p>
          </table:table-cell>
          <table:table-cell table:formula="of:=LOG([.C124])" office:value-type="float" office:value="-0.256512185727892">
            <text:p>-0,2565121857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5000000">
            <text:p>5000000</text:p>
          </table:table-cell>
          <table:table-cell office:value-type="float" office:value="0.879682">
            <text:p>8,80E-001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125])" office:value-type="float" office:value="6.69897000433602">
            <text:p>6,6989700043</text:p>
          </table:table-cell>
          <table:table-cell table:formula="of:=LOG([.C125])" office:value-type="float" office:value="-0.0556742944457829">
            <text:p>-0,0556742944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5200000">
            <text:p>5200000</text:p>
          </table:table-cell>
          <table:table-cell office:value-type="float" office:value="0.703617">
            <text:p>7,04E-001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126])" office:value-type="float" office:value="6.7160033436348">
            <text:p>6,7160033436</text:p>
          </table:table-cell>
          <table:table-cell table:formula="of:=LOG([.C126])" office:value-type="float" office:value="-0.152663676154597">
            <text:p>-0,1526636762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5400000">
            <text:p>5400000</text:p>
          </table:table-cell>
          <table:table-cell office:value-type="float" office:value="0.840775">
            <text:p>8,41E-001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127])" office:value-type="float" office:value="6.73239375982297">
            <text:p>6,7323937598</text:p>
          </table:table-cell>
          <table:table-cell table:formula="of:=LOG([.C127])" office:value-type="float" office:value="-0.0753202103045822">
            <text:p>-0,0753202103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5600000">
            <text:p>5600000</text:p>
          </table:table-cell>
          <table:table-cell office:value-type="float" office:value="0.580857">
            <text:p>5,81E-001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128])" office:value-type="float" office:value="6.7481880270062">
            <text:p>6,748188027</text:p>
          </table:table-cell>
          <table:table-cell table:formula="of:=LOG([.C128])" office:value-type="float" office:value="-0.235930772523485">
            <text:p>-0,2359307725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5800000">
            <text:p>5800000</text:p>
          </table:table-cell>
          <table:table-cell office:value-type="float" office:value="0.889006">
            <text:p>8,89E-001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129])" office:value-type="float" office:value="6.76342799356294">
            <text:p>6,7634279936</text:p>
          </table:table-cell>
          <table:table-cell table:formula="of:=LOG([.C129])" office:value-type="float" office:value="-0.0510953079183148">
            <text:p>-0,0510953079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6000000">
            <text:p>6000000</text:p>
          </table:table-cell>
          <table:table-cell office:value-type="float" office:value="0.688125">
            <text:p>6,88E-001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130])" office:value-type="float" office:value="6.77815125038364">
            <text:p>6,7781512504</text:p>
          </table:table-cell>
          <table:table-cell table:formula="of:=LOG([.C130])" office:value-type="float" office:value="-0.162332663684173">
            <text:p>-0,1623326637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6200000">
            <text:p>6200000</text:p>
          </table:table-cell>
          <table:table-cell office:value-type="float" office:value="0.6595">
            <text:p>6,60E-001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131])" office:value-type="float" office:value="6.79239168949825">
            <text:p>6,7923916895</text:p>
          </table:table-cell>
          <table:table-cell table:formula="of:=LOG([.C131])" office:value-type="float" office:value="-0.180785200117616">
            <text:p>-0,1807852001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6400000">
            <text:p>6400000</text:p>
          </table:table-cell>
          <table:table-cell office:value-type="float" office:value="0.667553">
            <text:p>6,68E-001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132])" office:value-type="float" office:value="6.80617997398389">
            <text:p>6,806179974</text:p>
          </table:table-cell>
          <table:table-cell table:formula="of:=LOG([.C132])" office:value-type="float" office:value="-0.175514248025138">
            <text:p>-0,175514248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6600000">
            <text:p>6600000</text:p>
          </table:table-cell>
          <table:table-cell office:value-type="float" office:value="0.872813">
            <text:p>8,73E-001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133])" office:value-type="float" office:value="6.81954393554187">
            <text:p>6,8195439355</text:p>
          </table:table-cell>
          <table:table-cell table:formula="of:=LOG([.C133])" office:value-type="float" office:value="-0.0590787938287211">
            <text:p>-0,0590787938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6800000">
            <text:p>6800000</text:p>
          </table:table-cell>
          <table:table-cell office:value-type="float" office:value="1.024671">
            <text:p>1,02E+000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134])" office:value-type="float" office:value="6.83250891270624">
            <text:p>6,8325089127</text:p>
          </table:table-cell>
          <table:table-cell table:formula="of:=LOG([.C134])" office:value-type="float" office:value="0.0105844450791734">
            <text:p>0,0105844451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7000000">
            <text:p>7000000</text:p>
          </table:table-cell>
          <table:table-cell office:value-type="float" office:value="1.039635">
            <text:p>1,04E+000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135])" office:value-type="float" office:value="6.84509804001426">
            <text:p>6,84509804</text:p>
          </table:table-cell>
          <table:table-cell table:formula="of:=LOG([.C135])" office:value-type="float" office:value="0.016880891886112">
            <text:p>0,0168808919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7200000">
            <text:p>7200000</text:p>
          </table:table-cell>
          <table:table-cell office:value-type="float" office:value="0.951322">
            <text:p>9,51E-001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136])" office:value-type="float" office:value="6.85733249643127">
            <text:p>6,8573324964</text:p>
          </table:table-cell>
          <table:table-cell table:formula="of:=LOG([.C136])" office:value-type="float" office:value="-0.0216724597673622">
            <text:p>-0,0216724598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7400000">
            <text:p>7400000</text:p>
          </table:table-cell>
          <table:table-cell office:value-type="float" office:value="0.773101">
            <text:p>7,73E-001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137])" office:value-type="float" office:value="6.86923171973098">
            <text:p>6,8692317197</text:p>
          </table:table-cell>
          <table:table-cell table:formula="of:=LOG([.C137])" office:value-type="float" office:value="-0.111763764972608">
            <text:p>-0,111763765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7600000">
            <text:p>7600000</text:p>
          </table:table-cell>
          <table:table-cell office:value-type="float" office:value="1.113998">
            <text:p>1,11E+000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138])" office:value-type="float" office:value="6.88081359228079">
            <text:p>6,8808135923</text:p>
          </table:table-cell>
          <table:table-cell table:formula="of:=LOG([.C138])" office:value-type="float" office:value="0.0468844111341702">
            <text:p>0,0468844111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7800000">
            <text:p>7800000</text:p>
          </table:table-cell>
          <table:table-cell office:value-type="float" office:value="1.169125">
            <text:p>1,17E+000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139])" office:value-type="float" office:value="6.89209460269048">
            <text:p>6,8920946027</text:p>
          </table:table-cell>
          <table:table-cell table:formula="of:=LOG([.C139])" office:value-type="float" office:value="0.0678609473534805">
            <text:p>0,0678609474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8000000">
            <text:p>8000000</text:p>
          </table:table-cell>
          <table:table-cell office:value-type="float" office:value="0.978618">
            <text:p>9,79E-001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140])" office:value-type="float" office:value="6.90308998699194">
            <text:p>6,903089987</text:p>
          </table:table-cell>
          <table:table-cell table:formula="of:=LOG([.C140])" office:value-type="float" office:value="-0.0093868004003388">
            <text:p>-0,0093868004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8200000">
            <text:p>8200000</text:p>
          </table:table-cell>
          <table:table-cell office:value-type="float" office:value="1.3064">
            <text:p>1,31E+000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141])" office:value-type="float" office:value="6.91381385238372">
            <text:p>6,9138138524</text:p>
          </table:table-cell>
          <table:table-cell table:formula="of:=LOG([.C141])" office:value-type="float" office:value="0.116076171728612">
            <text:p>0,1160761717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8400000">
            <text:p>8400000</text:p>
          </table:table-cell>
          <table:table-cell office:value-type="float" office:value="1.076527">
            <text:p>1,08E+000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142])" office:value-type="float" office:value="6.92427928606188">
            <text:p>6,9242792861</text:p>
          </table:table-cell>
          <table:table-cell table:formula="of:=LOG([.C142])" office:value-type="float" office:value="0.0320249266852495">
            <text:p>0,0320249267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8600000">
            <text:p>8600000</text:p>
          </table:table-cell>
          <table:table-cell office:value-type="float" office:value="1.503675">
            <text:p>1,50E+000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143])" office:value-type="float" office:value="6.93449845124357">
            <text:p>6,9344984512</text:p>
          </table:table-cell>
          <table:table-cell table:formula="of:=LOG([.C143])" office:value-type="float" office:value="0.177153979235056">
            <text:p>0,1771539792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8800000">
            <text:p>8800000</text:p>
          </table:table-cell>
          <table:table-cell office:value-type="float" office:value="1.179197">
            <text:p>1,18E+000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144])" office:value-type="float" office:value="6.94448267215017">
            <text:p>6,9444826722</text:p>
          </table:table-cell>
          <table:table-cell table:formula="of:=LOG([.C144])" office:value-type="float" office:value="0.0715863656259811">
            <text:p>0,0715863656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9000000">
            <text:p>9000000</text:p>
          </table:table-cell>
          <table:table-cell office:value-type="float" office:value="1.364701">
            <text:p>1,36E+000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145])" office:value-type="float" office:value="6.95424250943932">
            <text:p>6,9542425094</text:p>
          </table:table-cell>
          <table:table-cell table:formula="of:=LOG([.C145])" office:value-type="float" office:value="0.135037509783898">
            <text:p>0,1350375098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9200000">
            <text:p>9200000</text:p>
          </table:table-cell>
          <table:table-cell office:value-type="float" office:value="1.168074">
            <text:p>1,17E+000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146])" office:value-type="float" office:value="6.96378782734555">
            <text:p>6,9637878273</text:p>
          </table:table-cell>
          <table:table-cell table:formula="of:=LOG([.C146])" office:value-type="float" office:value="0.067470357137374">
            <text:p>0,0674703571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9400000">
            <text:p>9400000</text:p>
          </table:table-cell>
          <table:table-cell office:value-type="float" office:value="1.539423">
            <text:p>1,54E+000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147])" office:value-type="float" office:value="6.9731278535997">
            <text:p>6,9731278536</text:p>
          </table:table-cell>
          <table:table-cell table:formula="of:=LOG([.C147])" office:value-type="float" office:value="0.187357970919358">
            <text:p>0,1873579709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9600000">
            <text:p>9600000</text:p>
          </table:table-cell>
          <table:table-cell office:value-type="float" office:value="1.212174">
            <text:p>1,21E+000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148])" office:value-type="float" office:value="6.98227123303957">
            <text:p>6,982271233</text:p>
          </table:table-cell>
          <table:table-cell table:formula="of:=LOG([.C148])" office:value-type="float" office:value="0.0835649645629318">
            <text:p>0,0835649646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9800000">
            <text:p>9800000</text:p>
          </table:table-cell>
          <table:table-cell office:value-type="float" office:value="1.161599">
            <text:p>1,16E+000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149])" office:value-type="float" office:value="6.99122607569249">
            <text:p>6,9912260757</text:p>
          </table:table-cell>
          <table:table-cell table:formula="of:=LOG([.C149])" office:value-type="float" office:value="0.065056229479754">
            <text:p>0,0650562295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10000000">
            <text:p>10000000</text:p>
          </table:table-cell>
          <table:table-cell office:value-type="float" office:value="1.272079">
            <text:p>1,27E+000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150])" office:value-type="float" office:value="7">
            <text:p>7</text:p>
          </table:table-cell>
          <table:table-cell table:formula="of:=LOG([.C150])" office:value-type="float" office:value="0.104514083166714">
            <text:p>0,104514083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 Condensed" style:language-asian="zh" style:country-asian="CN" style:font-name-complex="DejaVu Sans Condensed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9">09.11.2011</text:date>, <text:time>21:35:1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1-11-09T21:35:13</dc:date>
    <dc:creator>Roman Karlstetter</dc:creator>
    <meta:document-statistic meta:table-count="1" meta:cell-count="1050" meta:object-count="2"/>
    <meta:generator>LibreOffice/3.4$Unix LibreOffice_project/340m1$Build-1206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2.571cm" svg:height="12.941cm" xlink:href=".." xlink:type="simple" chart:class="chart:scatter" chart:style-name="ch1">
        <chart:legend chart:legend-position="end" svg:x="20.493cm" svg:y="6.171cm" style:legend-expansion="high" chart:style-name="ch2"/>
        <chart:plot-area chart:style-name="ch3" table:cell-range-address="Tabelle1.G1:Tabelle1.H150" svg:x="0.901cm" svg:y="1.167cm" svg:width="18.69cm" svg:height="11.096cm">
          <chartooo:coordinate-region svg:x="1.734cm" svg:y="1.367cm" svg:width="17.617cm" svg:height="10.6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H1:Tabelle1.H150" chart:class="chart:scatter">
            <chart:domain table:cell-range-address="Tabelle1.G1:Tabelle1.G150"/>
            <chart:data-point chart:repeated="1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G</text:p>
              </table:table-cell>
              <table:table-cell office:value-type="string">
                <text:p>Spalte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30102999566398">
                <text:p>3.30102999566398</text:p>
                <draw:g>
                  <svg:desc>Tabelle1.G1:Tabelle1.G150</svg:desc>
                </draw:g>
              </table:table-cell>
              <table:table-cell office:value-type="float" office:value="-0.960458982256349">
                <text:p>-0.960458982256349</text:p>
                <draw:g>
                  <svg:desc>Tabelle1.H1:Tabelle1.H1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60205999132796">
                <text:p>3.60205999132796</text:p>
              </table:table-cell>
              <table:table-cell office:value-type="float" office:value="-0.91217600638709">
                <text:p>-0.912176006387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77815125038364">
                <text:p>3.77815125038364</text:p>
              </table:table-cell>
              <table:table-cell office:value-type="float" office:value="-0.752289352627434">
                <text:p>-0.7522893526274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90308998699194">
                <text:p>3.90308998699194</text:p>
              </table:table-cell>
              <table:table-cell office:value-type="float" office:value="-0.795521872111108">
                <text:p>-0.7955218721111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0.936689163385839">
                <text:p>-0.9366891633858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07918124604762">
                <text:p>4.07918124604762</text:p>
              </table:table-cell>
              <table:table-cell office:value-type="float" office:value="-0.839984908462255">
                <text:p>-0.8399849084622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14612803567824">
                <text:p>4.14612803567824</text:p>
              </table:table-cell>
              <table:table-cell office:value-type="float" office:value="-1.35005210885778">
                <text:p>-1.350052108857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20411998265592">
                <text:p>4.20411998265592</text:p>
              </table:table-cell>
              <table:table-cell office:value-type="float" office:value="-0.915245036820645">
                <text:p>-0.9152450368206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25527250510331">
                <text:p>4.25527250510331</text:p>
              </table:table-cell>
              <table:table-cell office:value-type="float" office:value="-0.761640213591476">
                <text:p>-0.7616402135914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30102999566398">
                <text:p>4.30102999566398</text:p>
              </table:table-cell>
              <table:table-cell office:value-type="float" office:value="-0.852002324030155">
                <text:p>-0.8520023240301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34242268082221">
                <text:p>4.34242268082221</text:p>
              </table:table-cell>
              <table:table-cell office:value-type="float" office:value="-0.793144452687959">
                <text:p>-0.7931444526879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38021124171161">
                <text:p>4.38021124171161</text:p>
              </table:table-cell>
              <table:table-cell office:value-type="float" office:value="-0.888858514049514">
                <text:p>-0.8888585140495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41497334797082">
                <text:p>4.41497334797082</text:p>
              </table:table-cell>
              <table:table-cell office:value-type="float" office:value="-1.06585013418733">
                <text:p>-1.065850134187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44715803134222">
                <text:p>4.44715803134222</text:p>
              </table:table-cell>
              <table:table-cell office:value-type="float" office:value="-1.19437002809142">
                <text:p>-1.194370028091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47712125471966">
                <text:p>4.47712125471966</text:p>
              </table:table-cell>
              <table:table-cell office:value-type="float" office:value="-0.935403507896673">
                <text:p>-0.9354035078966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50514997831991">
                <text:p>4.50514997831991</text:p>
              </table:table-cell>
              <table:table-cell office:value-type="float" office:value="-0.904440133576991">
                <text:p>-0.9044401335769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53147891704226">
                <text:p>4.53147891704226</text:p>
              </table:table-cell>
              <table:table-cell office:value-type="float" office:value="-0.718768857792232">
                <text:p>-0.7187688577922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55630250076729">
                <text:p>4.55630250076729</text:p>
              </table:table-cell>
              <table:table-cell office:value-type="float" office:value="-0.892122137833506">
                <text:p>-0.8921221378335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57978359661681">
                <text:p>4.57978359661681</text:p>
              </table:table-cell>
              <table:table-cell office:value-type="float" office:value="-1.04079160345385">
                <text:p>-1.040791603453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60205999132796">
                <text:p>4.60205999132796</text:p>
              </table:table-cell>
              <table:table-cell office:value-type="float" office:value="-1.00366348190422">
                <text:p>-1.003663481904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6232492903979">
                <text:p>4.6232492903979</text:p>
              </table:table-cell>
              <table:table-cell office:value-type="float" office:value="-1.15271737860356">
                <text:p>-1.152717378603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64345267648619">
                <text:p>4.64345267648619</text:p>
              </table:table-cell>
              <table:table-cell office:value-type="float" office:value="-0.896781431785774">
                <text:p>-0.8967814317857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66275783168157">
                <text:p>4.66275783168157</text:p>
              </table:table-cell>
              <table:table-cell office:value-type="float" office:value="-1.17655837674449">
                <text:p>-1.176558376744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68124123737559">
                <text:p>4.68124123737559</text:p>
              </table:table-cell>
              <table:table-cell office:value-type="float" office:value="-0.973368693227381">
                <text:p>-0.9733686932273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69897000433602">
                <text:p>4.69897000433602</text:p>
              </table:table-cell>
              <table:table-cell office:value-type="float" office:value="-1.08744849369737">
                <text:p>-1.087448493697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7160033436348">
                <text:p>4.7160033436348</text:p>
              </table:table-cell>
              <table:table-cell office:value-type="float" office:value="-1.11596971314259">
                <text:p>-1.115969713142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73239375982297">
                <text:p>4.73239375982297</text:p>
              </table:table-cell>
              <table:table-cell office:value-type="float" office:value="-1.16206451737415">
                <text:p>-1.162064517374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7481880270062">
                <text:p>4.7481880270062</text:p>
              </table:table-cell>
              <table:table-cell office:value-type="float" office:value="-1.11822744785111">
                <text:p>-1.118227447851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76342799356294">
                <text:p>4.76342799356294</text:p>
              </table:table-cell>
              <table:table-cell office:value-type="float" office:value="-0.937173676368913">
                <text:p>-0.9371736763689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77815125038364">
                <text:p>4.77815125038364</text:p>
              </table:table-cell>
              <table:table-cell office:value-type="float" office:value="-1.2288389395615">
                <text:p>-1.22883893956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79239168949825">
                <text:p>4.79239168949825</text:p>
              </table:table-cell>
              <table:table-cell office:value-type="float" office:value="-0.858838806877496">
                <text:p>-0.8588388068774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80617997398389">
                <text:p>4.80617997398389</text:p>
              </table:table-cell>
              <table:table-cell office:value-type="float" office:value="-0.721827370616872">
                <text:p>-0.7218273706168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81954393554187">
                <text:p>4.81954393554187</text:p>
              </table:table-cell>
              <table:table-cell office:value-type="float" office:value="-1.18732724231914">
                <text:p>-1.1873272423191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83250891270624">
                <text:p>4.83250891270624</text:p>
              </table:table-cell>
              <table:table-cell office:value-type="float" office:value="-0.800818228559726">
                <text:p>-0.8008182285597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84509804001426">
                <text:p>4.84509804001426</text:p>
              </table:table-cell>
              <table:table-cell office:value-type="float" office:value="-0.849990021483413">
                <text:p>-0.8499900214834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85733249643127">
                <text:p>4.85733249643127</text:p>
              </table:table-cell>
              <table:table-cell office:value-type="float" office:value="-0.786325553386774">
                <text:p>-0.7863255533867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86923171973098">
                <text:p>4.86923171973098</text:p>
              </table:table-cell>
              <table:table-cell office:value-type="float" office:value="-0.774489128344438">
                <text:p>-0.7744891283444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88081359228079">
                <text:p>4.88081359228079</text:p>
              </table:table-cell>
              <table:table-cell office:value-type="float" office:value="-0.669399560733435">
                <text:p>-0.6693995607334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89209460269048">
                <text:p>4.89209460269048</text:p>
              </table:table-cell>
              <table:table-cell office:value-type="float" office:value="-0.623450415307032">
                <text:p>-0.6234504153070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90308998699194">
                <text:p>4.90308998699194</text:p>
              </table:table-cell>
              <table:table-cell office:value-type="float" office:value="-0.908589826782715">
                <text:p>-0.9085898267827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91381385238372">
                <text:p>4.91381385238372</text:p>
              </table:table-cell>
              <table:table-cell office:value-type="float" office:value="-0.765024873400452">
                <text:p>-0.76502487340045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92427928606188">
                <text:p>4.92427928606188</text:p>
              </table:table-cell>
              <table:table-cell office:value-type="float" office:value="-0.796366156280405">
                <text:p>-0.7963661562804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93449845124357">
                <text:p>4.93449845124357</text:p>
              </table:table-cell>
              <table:table-cell office:value-type="float" office:value="-1.17558776942423">
                <text:p>-1.175587769424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94448267215017">
                <text:p>4.94448267215017</text:p>
              </table:table-cell>
              <table:table-cell office:value-type="float" office:value="-1.16621562534352">
                <text:p>-1.166215625343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95424250943932">
                <text:p>4.95424250943932</text:p>
              </table:table-cell>
              <table:table-cell office:value-type="float" office:value="-0.690765987582194">
                <text:p>-0.6907659875821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96378782734556">
                <text:p>4.96378782734556</text:p>
              </table:table-cell>
              <table:table-cell office:value-type="float" office:value="-0.902551795444225">
                <text:p>-0.9025517954442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9731278535997">
                <text:p>4.9731278535997</text:p>
              </table:table-cell>
              <table:table-cell office:value-type="float" office:value="-1.09958917095288">
                <text:p>-1.099589170952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98227123303957">
                <text:p>4.98227123303957</text:p>
              </table:table-cell>
              <table:table-cell office:value-type="float" office:value="-0.903194230177283">
                <text:p>-0.9031942301772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99122607569249">
                <text:p>4.99122607569249</text:p>
              </table:table-cell>
              <table:table-cell office:value-type="float" office:value="-1.13857313066212">
                <text:p>-1.138573130662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">
                <text:p>5</text:p>
              </table:table-cell>
              <table:table-cell office:value-type="float" office:value="-0.885929718625644">
                <text:p>-0.88592971862564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30102999566398">
                <text:p>4.30102999566398</text:p>
              </table:table-cell>
              <table:table-cell office:value-type="float" office:value="-1.18167511436756">
                <text:p>-1.1816751143675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60205999132796">
                <text:p>4.60205999132796</text:p>
              </table:table-cell>
              <table:table-cell office:value-type="float" office:value="-1.10961251874742">
                <text:p>-1.1096125187474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77815125038364">
                <text:p>4.77815125038364</text:p>
              </table:table-cell>
              <table:table-cell office:value-type="float" office:value="-0.967212066460559">
                <text:p>-0.96721206646055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.90308998699194">
                <text:p>4.90308998699194</text:p>
              </table:table-cell>
              <table:table-cell office:value-type="float" office:value="-0.951562081032996">
                <text:p>-0.9515620810329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">
                <text:p>5</text:p>
              </table:table-cell>
              <table:table-cell office:value-type="float" office:value="-0.876040615121623">
                <text:p>-0.87604061512162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07918124604762">
                <text:p>5.07918124604762</text:p>
              </table:table-cell>
              <table:table-cell office:value-type="float" office:value="-0.837749330710734">
                <text:p>-0.83774933071073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14612803567824">
                <text:p>5.14612803567824</text:p>
              </table:table-cell>
              <table:table-cell office:value-type="float" office:value="-1.18021924114122">
                <text:p>-1.1802192411412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20411998265592">
                <text:p>5.20411998265592</text:p>
              </table:table-cell>
              <table:table-cell office:value-type="float" office:value="-0.890519323796108">
                <text:p>-0.8905193237961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25527250510331">
                <text:p>5.25527250510331</text:p>
              </table:table-cell>
              <table:table-cell office:value-type="float" office:value="-0.891756418994532">
                <text:p>-0.8917564189945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30102999566398">
                <text:p>5.30102999566398</text:p>
              </table:table-cell>
              <table:table-cell office:value-type="float" office:value="-0.822382708612012">
                <text:p>-0.82238270861201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.34242268082221">
                <text:p>5.34242268082221</text:p>
              </table:table-cell>
              <table:table-cell office:value-type="float" office:value="-0.886344045269336">
                <text:p>-0.88634404526933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.38021124171161">
                <text:p>5.38021124171161</text:p>
              </table:table-cell>
              <table:table-cell office:value-type="float" office:value="-0.999865389574148">
                <text:p>-0.9998653895741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.41497334797082">
                <text:p>5.41497334797082</text:p>
              </table:table-cell>
              <table:table-cell office:value-type="float" office:value="-0.815419285808938">
                <text:p>-0.81541928580893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.44715803134222">
                <text:p>5.44715803134222</text:p>
              </table:table-cell>
              <table:table-cell office:value-type="float" office:value="-0.542684417063664">
                <text:p>-0.5426844170636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.47712125471966">
                <text:p>5.47712125471966</text:p>
              </table:table-cell>
              <table:table-cell office:value-type="float" office:value="-0.774840679161437">
                <text:p>-0.77484067916143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.50514997831991">
                <text:p>5.50514997831991</text:p>
              </table:table-cell>
              <table:table-cell office:value-type="float" office:value="-0.971221408994066">
                <text:p>-0.9712214089940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.53147891704225">
                <text:p>5.53147891704225</text:p>
              </table:table-cell>
              <table:table-cell office:value-type="float" office:value="-0.857591760750239">
                <text:p>-0.85759176075023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.55630250076729">
                <text:p>5.55630250076729</text:p>
              </table:table-cell>
              <table:table-cell office:value-type="float" office:value="-0.821500751649061">
                <text:p>-0.82150075164906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.57978359661681">
                <text:p>5.57978359661681</text:p>
              </table:table-cell>
              <table:table-cell office:value-type="float" office:value="-1.07122532961324">
                <text:p>-1.071225329613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.60205999132796">
                <text:p>5.60205999132796</text:p>
              </table:table-cell>
              <table:table-cell office:value-type="float" office:value="-0.814619354530956">
                <text:p>-0.8146193545309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.6232492903979">
                <text:p>5.6232492903979</text:p>
              </table:table-cell>
              <table:table-cell office:value-type="float" office:value="-0.969040201727358">
                <text:p>-0.96904020172735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.64345267648619">
                <text:p>5.64345267648619</text:p>
              </table:table-cell>
              <table:table-cell office:value-type="float" office:value="-0.935392279869373">
                <text:p>-0.93539227986937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.66275783168157">
                <text:p>5.66275783168157</text:p>
              </table:table-cell>
              <table:table-cell office:value-type="float" office:value="-0.627483826995123">
                <text:p>-0.62748382699512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.68124123737559">
                <text:p>5.68124123737559</text:p>
              </table:table-cell>
              <table:table-cell office:value-type="float" office:value="-0.901886055794611">
                <text:p>-0.9018860557946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.69897000433602">
                <text:p>5.69897000433602</text:p>
              </table:table-cell>
              <table:table-cell office:value-type="float" office:value="-0.563163367565907">
                <text:p>-0.56316336756590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.7160033436348">
                <text:p>5.7160033436348</text:p>
              </table:table-cell>
              <table:table-cell office:value-type="float" office:value="-1.01295971302073">
                <text:p>-1.0129597130207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.73239375982297">
                <text:p>5.73239375982297</text:p>
              </table:table-cell>
              <table:table-cell office:value-type="float" office:value="-0.969137271561764">
                <text:p>-0.96913727156176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.7481880270062">
                <text:p>5.7481880270062</text:p>
              </table:table-cell>
              <table:table-cell office:value-type="float" office:value="-0.697798989394618">
                <text:p>-0.69779898939461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.76342799356294">
                <text:p>5.76342799356294</text:p>
              </table:table-cell>
              <table:table-cell office:value-type="float" office:value="-0.828466609022499">
                <text:p>-0.82846660902249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.77815125038364">
                <text:p>5.77815125038364</text:p>
              </table:table-cell>
              <table:table-cell office:value-type="float" office:value="-0.887753707594622">
                <text:p>-0.88775370759462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.79239168949825">
                <text:p>5.79239168949825</text:p>
              </table:table-cell>
              <table:table-cell office:value-type="float" office:value="-1.31591801612463">
                <text:p>-1.3159180161246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.80617997398389">
                <text:p>5.80617997398389</text:p>
              </table:table-cell>
              <table:table-cell office:value-type="float" office:value="-0.897985010531819">
                <text:p>-0.89798501053181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.81954393554187">
                <text:p>5.81954393554187</text:p>
              </table:table-cell>
              <table:table-cell office:value-type="float" office:value="-0.712005790433533">
                <text:p>-0.7120057904335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.83250891270624">
                <text:p>5.83250891270624</text:p>
              </table:table-cell>
              <table:table-cell office:value-type="float" office:value="-0.744327163443415">
                <text:p>-0.7443271634434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.84509804001426">
                <text:p>5.84509804001426</text:p>
              </table:table-cell>
              <table:table-cell office:value-type="float" office:value="-1.2288389395615">
                <text:p>-1.22883893956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.85733249643127">
                <text:p>5.85733249643127</text:p>
              </table:table-cell>
              <table:table-cell office:value-type="float" office:value="-0.869659797560328">
                <text:p>-0.8696597975603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.86923171973098">
                <text:p>5.86923171973098</text:p>
              </table:table-cell>
              <table:table-cell office:value-type="float" office:value="-0.834758642404875">
                <text:p>-0.8347586424048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.88081359228079">
                <text:p>5.88081359228079</text:p>
              </table:table-cell>
              <table:table-cell office:value-type="float" office:value="-0.890650977798773">
                <text:p>-0.89065097779877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.89209460269048">
                <text:p>5.89209460269048</text:p>
              </table:table-cell>
              <table:table-cell office:value-type="float" office:value="-0.97298082637843">
                <text:p>-0.9729808263784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.90308998699194">
                <text:p>5.90308998699194</text:p>
              </table:table-cell>
              <table:table-cell office:value-type="float" office:value="-0.697640927520326">
                <text:p>-0.69764092752032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.91381385238372">
                <text:p>5.91381385238372</text:p>
              </table:table-cell>
              <table:table-cell office:value-type="float" office:value="-0.763997118360748">
                <text:p>-0.76399711836074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.92427928606188">
                <text:p>5.92427928606188</text:p>
              </table:table-cell>
              <table:table-cell office:value-type="float" office:value="-0.469877174880029">
                <text:p>-0.46987717488002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.93449845124357">
                <text:p>5.93449845124357</text:p>
              </table:table-cell>
              <table:table-cell office:value-type="float" office:value="-0.947282978379258">
                <text:p>-0.94728297837925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.94448267215017">
                <text:p>5.94448267215017</text:p>
              </table:table-cell>
              <table:table-cell office:value-type="float" office:value="-0.697937611529784">
                <text:p>-0.69793761152978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.95424250943932">
                <text:p>5.95424250943932</text:p>
              </table:table-cell>
              <table:table-cell office:value-type="float" office:value="-0.779173043493812">
                <text:p>-0.77917304349381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.96378782734556">
                <text:p>5.96378782734556</text:p>
              </table:table-cell>
              <table:table-cell office:value-type="float" office:value="-0.614509911247365">
                <text:p>-0.61450991124736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.9731278535997">
                <text:p>5.9731278535997</text:p>
              </table:table-cell>
              <table:table-cell office:value-type="float" office:value="-0.659000977468558">
                <text:p>-0.65900097746855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.98227123303957">
                <text:p>5.98227123303957</text:p>
              </table:table-cell>
              <table:table-cell office:value-type="float" office:value="-0.685947295389673">
                <text:p>-0.68594729538967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.99122607569249">
                <text:p>5.99122607569249</text:p>
              </table:table-cell>
              <table:table-cell office:value-type="float" office:value="-0.548586634771233">
                <text:p>-0.5485866347712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">
                <text:p>6</text:p>
              </table:table-cell>
              <table:table-cell office:value-type="float" office:value="-0.880932257743688">
                <text:p>-0.88093225774368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.30102999566398">
                <text:p>5.30102999566398</text:p>
              </table:table-cell>
              <table:table-cell office:value-type="float" office:value="-1.08414131104165">
                <text:p>-1.0841413110416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.60205999132796">
                <text:p>5.60205999132796</text:p>
              </table:table-cell>
              <table:table-cell office:value-type="float" office:value="-0.762255246124815">
                <text:p>-0.76225524612481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.77815125038364">
                <text:p>5.77815125038364</text:p>
              </table:table-cell>
              <table:table-cell office:value-type="float" office:value="-0.77723152065142">
                <text:p>-0.7772315206514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.90308998699194">
                <text:p>5.90308998699194</text:p>
              </table:table-cell>
              <table:table-cell office:value-type="float" office:value="-0.962071763515542">
                <text:p>-0.96207176351554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">
                <text:p>6</text:p>
              </table:table-cell>
              <table:table-cell office:value-type="float" office:value="-0.780491442673297">
                <text:p>-0.78049144267329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.07918124604762">
                <text:p>6.07918124604762</text:p>
              </table:table-cell>
              <table:table-cell office:value-type="float" office:value="-0.684571286723785">
                <text:p>-0.68457128672378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.14612803567824">
                <text:p>6.14612803567824</text:p>
              </table:table-cell>
              <table:table-cell office:value-type="float" office:value="-0.69137796888008">
                <text:p>-0.6913779688800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.20411998265592">
                <text:p>6.20411998265592</text:p>
              </table:table-cell>
              <table:table-cell office:value-type="float" office:value="-0.669860283921222">
                <text:p>-0.66986028392122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.25527250510331">
                <text:p>6.25527250510331</text:p>
              </table:table-cell>
              <table:table-cell office:value-type="float" office:value="-0.785315069249399">
                <text:p>-0.78531506924939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.30102999566398">
                <text:p>6.30102999566398</text:p>
              </table:table-cell>
              <table:table-cell office:value-type="float" office:value="-0.697573822752231">
                <text:p>-0.69757382275223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.34242268082221">
                <text:p>6.34242268082221</text:p>
              </table:table-cell>
              <table:table-cell office:value-type="float" office:value="-0.43002598478501">
                <text:p>-0.4300259847850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.38021124171161">
                <text:p>6.38021124171161</text:p>
              </table:table-cell>
              <table:table-cell office:value-type="float" office:value="-0.714228971691984">
                <text:p>-0.71422897169198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.41497334797082">
                <text:p>6.41497334797082</text:p>
              </table:table-cell>
              <table:table-cell office:value-type="float" office:value="-0.436022014858945">
                <text:p>-0.43602201485894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.44715803134222">
                <text:p>6.44715803134222</text:p>
              </table:table-cell>
              <table:table-cell office:value-type="float" office:value="-0.388850466989209">
                <text:p>-0.38885046698920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.47712125471966">
                <text:p>6.47712125471966</text:p>
              </table:table-cell>
              <table:table-cell office:value-type="float" office:value="-0.210546915842271">
                <text:p>-0.21054691584227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.50514997831991">
                <text:p>6.50514997831991</text:p>
              </table:table-cell>
              <table:table-cell office:value-type="float" office:value="-0.313586296659143">
                <text:p>-0.31358629665914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.53147891704225">
                <text:p>6.53147891704225</text:p>
              </table:table-cell>
              <table:table-cell office:value-type="float" office:value="-0.279451247071526">
                <text:p>-0.27945124707152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.55630250076729">
                <text:p>6.55630250076729</text:p>
              </table:table-cell>
              <table:table-cell office:value-type="float" office:value="-0.249637422977492">
                <text:p>-0.24963742297749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.57978359661681">
                <text:p>6.57978359661681</text:p>
              </table:table-cell>
              <table:table-cell office:value-type="float" office:value="-0.0167427719125596">
                <text:p>-0.016742771912559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.60205999132796">
                <text:p>6.60205999132796</text:p>
              </table:table-cell>
              <table:table-cell office:value-type="float" office:value="-0.283034757888538">
                <text:p>-0.28303475788853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.6232492903979">
                <text:p>6.6232492903979</text:p>
              </table:table-cell>
              <table:table-cell office:value-type="float" office:value="-0.29558692595811">
                <text:p>-0.2955869259581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.64345267648619">
                <text:p>6.64345267648619</text:p>
              </table:table-cell>
              <table:table-cell office:value-type="float" office:value="-0.12994273212206">
                <text:p>-0.1299427321220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.66275783168157">
                <text:p>6.66275783168157</text:p>
              </table:table-cell>
              <table:table-cell office:value-type="float" office:value="-0.283416592638952">
                <text:p>-0.28341659263895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.68124123737559">
                <text:p>6.68124123737559</text:p>
              </table:table-cell>
              <table:table-cell office:value-type="float" office:value="-0.256512185727892">
                <text:p>-0.25651218572789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.69897000433602">
                <text:p>6.69897000433602</text:p>
              </table:table-cell>
              <table:table-cell office:value-type="float" office:value="-0.0556742944457829">
                <text:p>-0.055674294445782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.7160033436348">
                <text:p>6.7160033436348</text:p>
              </table:table-cell>
              <table:table-cell office:value-type="float" office:value="-0.152663676154597">
                <text:p>-0.15266367615459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.73239375982297">
                <text:p>6.73239375982297</text:p>
              </table:table-cell>
              <table:table-cell office:value-type="float" office:value="-0.0753202103045822">
                <text:p>-0.075320210304582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.7481880270062">
                <text:p>6.7481880270062</text:p>
              </table:table-cell>
              <table:table-cell office:value-type="float" office:value="-0.235930772523485">
                <text:p>-0.23593077252348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.76342799356294">
                <text:p>6.76342799356294</text:p>
              </table:table-cell>
              <table:table-cell office:value-type="float" office:value="-0.0510953079183148">
                <text:p>-0.051095307918314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.77815125038364">
                <text:p>6.77815125038364</text:p>
              </table:table-cell>
              <table:table-cell office:value-type="float" office:value="-0.162332663684173">
                <text:p>-0.16233266368417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.79239168949825">
                <text:p>6.79239168949825</text:p>
              </table:table-cell>
              <table:table-cell office:value-type="float" office:value="-0.180785200117616">
                <text:p>-0.18078520011761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.80617997398389">
                <text:p>6.80617997398389</text:p>
              </table:table-cell>
              <table:table-cell office:value-type="float" office:value="-0.175514248025138">
                <text:p>-0.17551424802513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.81954393554187">
                <text:p>6.81954393554187</text:p>
              </table:table-cell>
              <table:table-cell office:value-type="float" office:value="-0.0590787938287211">
                <text:p>-0.059078793828721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.83250891270624">
                <text:p>6.83250891270624</text:p>
              </table:table-cell>
              <table:table-cell office:value-type="float" office:value="0.0105844450791734">
                <text:p>0.010584445079173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.84509804001426">
                <text:p>6.84509804001426</text:p>
              </table:table-cell>
              <table:table-cell office:value-type="float" office:value="0.016880891886112">
                <text:p>0.01688089188611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.85733249643127">
                <text:p>6.85733249643127</text:p>
              </table:table-cell>
              <table:table-cell office:value-type="float" office:value="-0.0216724597673622">
                <text:p>-0.021672459767362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.86923171973098">
                <text:p>6.86923171973098</text:p>
              </table:table-cell>
              <table:table-cell office:value-type="float" office:value="-0.111763764972608">
                <text:p>-0.11176376497260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.88081359228079">
                <text:p>6.88081359228079</text:p>
              </table:table-cell>
              <table:table-cell office:value-type="float" office:value="0.0468844111341702">
                <text:p>0.046884411134170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.89209460269048">
                <text:p>6.89209460269048</text:p>
              </table:table-cell>
              <table:table-cell office:value-type="float" office:value="0.0678609473534805">
                <text:p>0.067860947353480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.90308998699194">
                <text:p>6.90308998699194</text:p>
              </table:table-cell>
              <table:table-cell office:value-type="float" office:value="-0.0093868004003388">
                <text:p>-0.009386800400338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.91381385238372">
                <text:p>6.91381385238372</text:p>
              </table:table-cell>
              <table:table-cell office:value-type="float" office:value="0.116076171728612">
                <text:p>0.11607617172861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.92427928606188">
                <text:p>6.92427928606188</text:p>
              </table:table-cell>
              <table:table-cell office:value-type="float" office:value="0.0320249266852495">
                <text:p>0.032024926685249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.93449845124357">
                <text:p>6.93449845124357</text:p>
              </table:table-cell>
              <table:table-cell office:value-type="float" office:value="0.177153979235056">
                <text:p>0.17715397923505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.94448267215017">
                <text:p>6.94448267215017</text:p>
              </table:table-cell>
              <table:table-cell office:value-type="float" office:value="0.0715863656259811">
                <text:p>0.071586365625981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.95424250943932">
                <text:p>6.95424250943932</text:p>
              </table:table-cell>
              <table:table-cell office:value-type="float" office:value="0.135037509783898">
                <text:p>0.13503750978389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.96378782734555">
                <text:p>6.96378782734555</text:p>
              </table:table-cell>
              <table:table-cell office:value-type="float" office:value="0.067470357137374">
                <text:p>0.06747035713737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.9731278535997">
                <text:p>6.9731278535997</text:p>
              </table:table-cell>
              <table:table-cell office:value-type="float" office:value="0.187357970919358">
                <text:p>0.18735797091935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.98227123303957">
                <text:p>6.98227123303957</text:p>
              </table:table-cell>
              <table:table-cell office:value-type="float" office:value="0.0835649645629318">
                <text:p>0.083564964562931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.99122607569249">
                <text:p>6.99122607569249</text:p>
              </table:table-cell>
              <table:table-cell office:value-type="float" office:value="0.065056229479754">
                <text:p>0.06505622947975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">
                <text:p>7</text:p>
              </table:table-cell>
              <table:table-cell office:value-type="float" office:value="0.104514083166714">
                <text:p>0.1045140831667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120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667cm" svg:height="9.164cm" xlink:href=".." xlink:type="simple" chart:class="chart:scatter" chart:style-name="ch1">
        <chart:legend chart:legend-position="end" svg:x="20.589cm" svg:y="4.283cm" style:legend-expansion="high" chart:style-name="ch2"/>
        <chart:plot-area chart:style-name="ch3" table:cell-range-address="Tabelle1.B1:Tabelle1.C150" svg:x="0.903cm" svg:y="0.867cm" svg:width="18.78cm" svg:height="7.694cm">
          <chartooo:coordinate-region svg:x="2.821cm" svg:y="1.066cm" svg:width="16.119cm" svg:height="6.84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1.C1:Tabelle1.C150" chart:class="chart:scatter">
            <chart:domain table:cell-range-address="Tabelle1.B1:Tabelle1.B150"/>
            <chart:data-point chart:repeated="1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Tabelle1.B1:Tabelle1.B150</svg:desc>
                </draw:g>
              </table:table-cell>
              <table:table-cell office:value-type="float" office:value="0.109532">
                <text:p>0.109532</text:p>
                <draw:g>
                  <svg:desc>Tabelle1.C1:Tabelle1.C1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00">
                <text:p>4000</text:p>
              </table:table-cell>
              <table:table-cell office:value-type="float" office:value="0.122412">
                <text:p>0.1224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00">
                <text:p>6000</text:p>
              </table:table-cell>
              <table:table-cell office:value-type="float" office:value="0.176893">
                <text:p>0.1768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00">
                <text:p>8000</text:p>
              </table:table-cell>
              <table:table-cell office:value-type="float" office:value="0.160132">
                <text:p>0.1601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0.115694">
                <text:p>0.1156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000">
                <text:p>12000</text:p>
              </table:table-cell>
              <table:table-cell office:value-type="float" office:value="0.144549">
                <text:p>0.1445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00">
                <text:p>14000</text:p>
              </table:table-cell>
              <table:table-cell office:value-type="float" office:value="0.044663">
                <text:p>0.0446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000">
                <text:p>16000</text:p>
              </table:table-cell>
              <table:table-cell office:value-type="float" office:value="0.12155">
                <text:p>0.121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000">
                <text:p>18000</text:p>
              </table:table-cell>
              <table:table-cell office:value-type="float" office:value="0.173125">
                <text:p>0.1731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00">
                <text:p>20000</text:p>
              </table:table-cell>
              <table:table-cell office:value-type="float" office:value="0.140604">
                <text:p>0.1406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000">
                <text:p>22000</text:p>
              </table:table-cell>
              <table:table-cell office:value-type="float" office:value="0.161011">
                <text:p>0.1610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000">
                <text:p>24000</text:p>
              </table:table-cell>
              <table:table-cell office:value-type="float" office:value="0.129164">
                <text:p>0.1291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000">
                <text:p>26000</text:p>
              </table:table-cell>
              <table:table-cell office:value-type="float" office:value="0.085931">
                <text:p>0.0859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000">
                <text:p>28000</text:p>
              </table:table-cell>
              <table:table-cell office:value-type="float" office:value="0.063919">
                <text:p>0.0639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000">
                <text:p>30000</text:p>
              </table:table-cell>
              <table:table-cell office:value-type="float" office:value="0.116037">
                <text:p>0.1160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000">
                <text:p>32000</text:p>
              </table:table-cell>
              <table:table-cell office:value-type="float" office:value="0.124612">
                <text:p>0.1246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000">
                <text:p>34000</text:p>
              </table:table-cell>
              <table:table-cell office:value-type="float" office:value="0.191087">
                <text:p>0.1910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000">
                <text:p>36000</text:p>
              </table:table-cell>
              <table:table-cell office:value-type="float" office:value="0.128197">
                <text:p>0.1281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000">
                <text:p>38000</text:p>
              </table:table-cell>
              <table:table-cell office:value-type="float" office:value="0.091035">
                <text:p>0.0910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000">
                <text:p>40000</text:p>
              </table:table-cell>
              <table:table-cell office:value-type="float" office:value="0.09916">
                <text:p>0.099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000">
                <text:p>42000</text:p>
              </table:table-cell>
              <table:table-cell office:value-type="float" office:value="0.070353">
                <text:p>0.0703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000">
                <text:p>44000</text:p>
              </table:table-cell>
              <table:table-cell office:value-type="float" office:value="0.126829">
                <text:p>0.1268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000">
                <text:p>46000</text:p>
              </table:table-cell>
              <table:table-cell office:value-type="float" office:value="0.066595">
                <text:p>0.0665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000">
                <text:p>48000</text:p>
              </table:table-cell>
              <table:table-cell office:value-type="float" office:value="0.106324">
                <text:p>0.1063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000">
                <text:p>50000</text:p>
              </table:table-cell>
              <table:table-cell office:value-type="float" office:value="0.081762">
                <text:p>0.0817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2000">
                <text:p>52000</text:p>
              </table:table-cell>
              <table:table-cell office:value-type="float" office:value="0.076565">
                <text:p>0.0765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4000">
                <text:p>54000</text:p>
              </table:table-cell>
              <table:table-cell office:value-type="float" office:value="0.068855">
                <text:p>0.0688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000">
                <text:p>56000</text:p>
              </table:table-cell>
              <table:table-cell office:value-type="float" office:value="0.076168">
                <text:p>0.0761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8000">
                <text:p>58000</text:p>
              </table:table-cell>
              <table:table-cell office:value-type="float" office:value="0.115565">
                <text:p>0.1155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0">
                <text:p>60000</text:p>
              </table:table-cell>
              <table:table-cell office:value-type="float" office:value="0.059042">
                <text:p>0.0590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2000">
                <text:p>62000</text:p>
              </table:table-cell>
              <table:table-cell office:value-type="float" office:value="0.138408">
                <text:p>0.1384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4000">
                <text:p>64000</text:p>
              </table:table-cell>
              <table:table-cell office:value-type="float" office:value="0.189746">
                <text:p>0.1897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6000">
                <text:p>66000</text:p>
              </table:table-cell>
              <table:table-cell office:value-type="float" office:value="0.064964">
                <text:p>0.0649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8000">
                <text:p>68000</text:p>
              </table:table-cell>
              <table:table-cell office:value-type="float" office:value="0.158191">
                <text:p>0.15819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0">
                <text:p>70000</text:p>
              </table:table-cell>
              <table:table-cell office:value-type="float" office:value="0.141257">
                <text:p>0.1412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2000">
                <text:p>72000</text:p>
              </table:table-cell>
              <table:table-cell office:value-type="float" office:value="0.163559">
                <text:p>0.16355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4000">
                <text:p>74000</text:p>
              </table:table-cell>
              <table:table-cell office:value-type="float" office:value="0.168078">
                <text:p>0.1680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6000">
                <text:p>76000</text:p>
              </table:table-cell>
              <table:table-cell office:value-type="float" office:value="0.214092">
                <text:p>0.21409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8000">
                <text:p>78000</text:p>
              </table:table-cell>
              <table:table-cell office:value-type="float" office:value="0.237985">
                <text:p>0.2379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0">
                <text:p>80000</text:p>
              </table:table-cell>
              <table:table-cell office:value-type="float" office:value="0.123427">
                <text:p>0.1234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2000">
                <text:p>82000</text:p>
              </table:table-cell>
              <table:table-cell office:value-type="float" office:value="0.171781">
                <text:p>0.17178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4000">
                <text:p>84000</text:p>
              </table:table-cell>
              <table:table-cell office:value-type="float" office:value="0.159821">
                <text:p>0.1598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6000">
                <text:p>86000</text:p>
              </table:table-cell>
              <table:table-cell office:value-type="float" office:value="0.066744">
                <text:p>0.0667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8000">
                <text:p>88000</text:p>
              </table:table-cell>
              <table:table-cell office:value-type="float" office:value="0.0682">
                <text:p>0.06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0000">
                <text:p>90000</text:p>
              </table:table-cell>
              <table:table-cell office:value-type="float" office:value="0.203814">
                <text:p>0.2038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2000">
                <text:p>92000</text:p>
              </table:table-cell>
              <table:table-cell office:value-type="float" office:value="0.125155">
                <text:p>0.1251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4000">
                <text:p>94000</text:p>
              </table:table-cell>
              <table:table-cell office:value-type="float" office:value="0.079508">
                <text:p>0.07950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6000">
                <text:p>96000</text:p>
              </table:table-cell>
              <table:table-cell office:value-type="float" office:value="0.12497">
                <text:p>0.1249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8000">
                <text:p>98000</text:p>
              </table:table-cell>
              <table:table-cell office:value-type="float" office:value="0.072682">
                <text:p>0.07268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0000">
                <text:p>100000</text:p>
              </table:table-cell>
              <table:table-cell office:value-type="float" office:value="0.130038">
                <text:p>0.13003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000">
                <text:p>20000</text:p>
              </table:table-cell>
              <table:table-cell office:value-type="float" office:value="0.065815">
                <text:p>0.0658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0000">
                <text:p>40000</text:p>
              </table:table-cell>
              <table:table-cell office:value-type="float" office:value="0.077694">
                <text:p>0.07769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0000">
                <text:p>60000</text:p>
              </table:table-cell>
              <table:table-cell office:value-type="float" office:value="0.107842">
                <text:p>0.10784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0000">
                <text:p>80000</text:p>
              </table:table-cell>
              <table:table-cell office:value-type="float" office:value="0.111799">
                <text:p>0.1117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0000">
                <text:p>100000</text:p>
              </table:table-cell>
              <table:table-cell office:value-type="float" office:value="0.133033">
                <text:p>0.1330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0000">
                <text:p>120000</text:p>
              </table:table-cell>
              <table:table-cell office:value-type="float" office:value="0.145295">
                <text:p>0.1452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0000">
                <text:p>140000</text:p>
              </table:table-cell>
              <table:table-cell office:value-type="float" office:value="0.066036">
                <text:p>0.0660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0000">
                <text:p>160000</text:p>
              </table:table-cell>
              <table:table-cell office:value-type="float" office:value="0.128671">
                <text:p>0.12867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0000">
                <text:p>180000</text:p>
              </table:table-cell>
              <table:table-cell office:value-type="float" office:value="0.128305">
                <text:p>0.1283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0000">
                <text:p>200000</text:p>
              </table:table-cell>
              <table:table-cell office:value-type="float" office:value="0.150528">
                <text:p>0.15052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20000">
                <text:p>220000</text:p>
              </table:table-cell>
              <table:table-cell office:value-type="float" office:value="0.129914">
                <text:p>0.1299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40000">
                <text:p>240000</text:p>
              </table:table-cell>
              <table:table-cell office:value-type="float" office:value="0.100031">
                <text:p>0.10003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60000">
                <text:p>260000</text:p>
              </table:table-cell>
              <table:table-cell office:value-type="float" office:value="0.152961">
                <text:p>0.15296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80000">
                <text:p>280000</text:p>
              </table:table-cell>
              <table:table-cell office:value-type="float" office:value="0.286626">
                <text:p>0.28662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00000">
                <text:p>300000</text:p>
              </table:table-cell>
              <table:table-cell office:value-type="float" office:value="0.167942">
                <text:p>0.16794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20000">
                <text:p>320000</text:p>
              </table:table-cell>
              <table:table-cell office:value-type="float" office:value="0.106851">
                <text:p>0.1068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40000">
                <text:p>340000</text:p>
              </table:table-cell>
              <table:table-cell office:value-type="float" office:value="0.138806">
                <text:p>0.13880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60000">
                <text:p>360000</text:p>
              </table:table-cell>
              <table:table-cell office:value-type="float" office:value="0.150834">
                <text:p>0.15083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80000">
                <text:p>380000</text:p>
              </table:table-cell>
              <table:table-cell office:value-type="float" office:value="0.084874">
                <text:p>0.08487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00000">
                <text:p>400000</text:p>
              </table:table-cell>
              <table:table-cell office:value-type="float" office:value="0.153243">
                <text:p>0.15324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20000">
                <text:p>420000</text:p>
              </table:table-cell>
              <table:table-cell office:value-type="float" office:value="0.107389">
                <text:p>0.10738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40000">
                <text:p>440000</text:p>
              </table:table-cell>
              <table:table-cell office:value-type="float" office:value="0.11604">
                <text:p>0.116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60000">
                <text:p>460000</text:p>
              </table:table-cell>
              <table:table-cell office:value-type="float" office:value="0.235785">
                <text:p>0.23578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80000">
                <text:p>480000</text:p>
              </table:table-cell>
              <table:table-cell office:value-type="float" office:value="0.125347">
                <text:p>0.12534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00000">
                <text:p>500000</text:p>
              </table:table-cell>
              <table:table-cell office:value-type="float" office:value="0.273424">
                <text:p>0.2734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20000">
                <text:p>520000</text:p>
              </table:table-cell>
              <table:table-cell office:value-type="float" office:value="0.09706">
                <text:p>0.0970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40000">
                <text:p>540000</text:p>
              </table:table-cell>
              <table:table-cell office:value-type="float" office:value="0.107365">
                <text:p>0.10736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60000">
                <text:p>560000</text:p>
              </table:table-cell>
              <table:table-cell office:value-type="float" office:value="0.20054">
                <text:p>0.2005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80000">
                <text:p>580000</text:p>
              </table:table-cell>
              <table:table-cell office:value-type="float" office:value="0.148434">
                <text:p>0.14843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00000">
                <text:p>600000</text:p>
              </table:table-cell>
              <table:table-cell office:value-type="float" office:value="0.129493">
                <text:p>0.12949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20000">
                <text:p>620000</text:p>
              </table:table-cell>
              <table:table-cell office:value-type="float" office:value="0.048315">
                <text:p>0.04831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40000">
                <text:p>640000</text:p>
              </table:table-cell>
              <table:table-cell office:value-type="float" office:value="0.126478">
                <text:p>0.12647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60000">
                <text:p>660000</text:p>
              </table:table-cell>
              <table:table-cell office:value-type="float" office:value="0.194086">
                <text:p>0.19408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80000">
                <text:p>680000</text:p>
              </table:table-cell>
              <table:table-cell office:value-type="float" office:value="0.180166">
                <text:p>0.18016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00000">
                <text:p>700000</text:p>
              </table:table-cell>
              <table:table-cell office:value-type="float" office:value="0.059042">
                <text:p>0.05904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20000">
                <text:p>720000</text:p>
              </table:table-cell>
              <table:table-cell office:value-type="float" office:value="0.135002">
                <text:p>0.13500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40000">
                <text:p>740000</text:p>
              </table:table-cell>
              <table:table-cell office:value-type="float" office:value="0.146299">
                <text:p>0.1462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60000">
                <text:p>760000</text:p>
              </table:table-cell>
              <table:table-cell office:value-type="float" office:value="0.128632">
                <text:p>0.1286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80000">
                <text:p>780000</text:p>
              </table:table-cell>
              <table:table-cell office:value-type="float" office:value="0.106419">
                <text:p>0.10641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00000">
                <text:p>800000</text:p>
              </table:table-cell>
              <table:table-cell office:value-type="float" office:value="0.200613">
                <text:p>0.20061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20000">
                <text:p>820000</text:p>
              </table:table-cell>
              <table:table-cell office:value-type="float" office:value="0.172188">
                <text:p>0.17218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40000">
                <text:p>840000</text:p>
              </table:table-cell>
              <table:table-cell office:value-type="float" office:value="0.33894">
                <text:p>0.3389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60000">
                <text:p>860000</text:p>
              </table:table-cell>
              <table:table-cell office:value-type="float" office:value="0.112906">
                <text:p>0.11290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80000">
                <text:p>880000</text:p>
              </table:table-cell>
              <table:table-cell office:value-type="float" office:value="0.200476">
                <text:p>0.20047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00000">
                <text:p>900000</text:p>
              </table:table-cell>
              <table:table-cell office:value-type="float" office:value="0.166275">
                <text:p>0.1662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20000">
                <text:p>920000</text:p>
              </table:table-cell>
              <table:table-cell office:value-type="float" office:value="0.242935">
                <text:p>0.24293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40000">
                <text:p>940000</text:p>
              </table:table-cell>
              <table:table-cell office:value-type="float" office:value="0.21928">
                <text:p>0.2192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60000">
                <text:p>960000</text:p>
              </table:table-cell>
              <table:table-cell office:value-type="float" office:value="0.206088">
                <text:p>0.20608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000">
                <text:p>980000</text:p>
              </table:table-cell>
              <table:table-cell office:value-type="float" office:value="0.282757">
                <text:p>0.28275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000">
                <text:p>1000000</text:p>
              </table:table-cell>
              <table:table-cell office:value-type="float" office:value="0.131543">
                <text:p>0.13154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0000">
                <text:p>200000</text:p>
              </table:table-cell>
              <table:table-cell office:value-type="float" office:value="0.082387">
                <text:p>0.08238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00000">
                <text:p>400000</text:p>
              </table:table-cell>
              <table:table-cell office:value-type="float" office:value="0.17288">
                <text:p>0.1728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00000">
                <text:p>600000</text:p>
              </table:table-cell>
              <table:table-cell office:value-type="float" office:value="0.16702">
                <text:p>0.1670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00000">
                <text:p>800000</text:p>
              </table:table-cell>
              <table:table-cell office:value-type="float" office:value="0.109126">
                <text:p>0.10912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00000">
                <text:p>1000000</text:p>
              </table:table-cell>
              <table:table-cell office:value-type="float" office:value="0.165771">
                <text:p>0.16577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00000">
                <text:p>1200000</text:p>
              </table:table-cell>
              <table:table-cell office:value-type="float" office:value="0.206742">
                <text:p>0.20674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400000">
                <text:p>1400000</text:p>
              </table:table-cell>
              <table:table-cell office:value-type="float" office:value="0.203527">
                <text:p>0.20352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600000">
                <text:p>1600000</text:p>
              </table:table-cell>
              <table:table-cell office:value-type="float" office:value="0.213865">
                <text:p>0.21386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800000">
                <text:p>1800000</text:p>
              </table:table-cell>
              <table:table-cell office:value-type="float" office:value="0.16394">
                <text:p>0.1639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000000">
                <text:p>2000000</text:p>
              </table:table-cell>
              <table:table-cell office:value-type="float" office:value="0.200644">
                <text:p>0.20064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00000">
                <text:p>2200000</text:p>
              </table:table-cell>
              <table:table-cell office:value-type="float" office:value="0.371513">
                <text:p>0.37151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400000">
                <text:p>2400000</text:p>
              </table:table-cell>
              <table:table-cell office:value-type="float" office:value="0.193095">
                <text:p>0.19309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600000">
                <text:p>2600000</text:p>
              </table:table-cell>
              <table:table-cell office:value-type="float" office:value="0.366419">
                <text:p>0.36641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800000">
                <text:p>2800000</text:p>
              </table:table-cell>
              <table:table-cell office:value-type="float" office:value="0.40846">
                <text:p>0.4084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000000">
                <text:p>3000000</text:p>
              </table:table-cell>
              <table:table-cell office:value-type="float" office:value="0.615819">
                <text:p>0.61581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200000">
                <text:p>3200000</text:p>
              </table:table-cell>
              <table:table-cell office:value-type="float" office:value="0.485751">
                <text:p>0.48575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400000">
                <text:p>3400000</text:p>
              </table:table-cell>
              <table:table-cell office:value-type="float" office:value="0.525471">
                <text:p>0.52547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600000">
                <text:p>3600000</text:p>
              </table:table-cell>
              <table:table-cell office:value-type="float" office:value="0.562811">
                <text:p>0.56281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800000">
                <text:p>3800000</text:p>
              </table:table-cell>
              <table:table-cell office:value-type="float" office:value="0.962182">
                <text:p>0.96218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000000">
                <text:p>4000000</text:p>
              </table:table-cell>
              <table:table-cell office:value-type="float" office:value="0.521153">
                <text:p>0.52115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200000">
                <text:p>4200000</text:p>
              </table:table-cell>
              <table:table-cell office:value-type="float" office:value="0.506306">
                <text:p>0.50630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400000">
                <text:p>4400000</text:p>
              </table:table-cell>
              <table:table-cell office:value-type="float" office:value="0.741408">
                <text:p>0.74140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600000">
                <text:p>4600000</text:p>
              </table:table-cell>
              <table:table-cell office:value-type="float" office:value="0.520695">
                <text:p>0.52069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800000">
                <text:p>4800000</text:p>
              </table:table-cell>
              <table:table-cell office:value-type="float" office:value="0.553972">
                <text:p>0.55397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000000">
                <text:p>5000000</text:p>
              </table:table-cell>
              <table:table-cell office:value-type="float" office:value="0.879682">
                <text:p>0.87968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200000">
                <text:p>5200000</text:p>
              </table:table-cell>
              <table:table-cell office:value-type="float" office:value="0.703617">
                <text:p>0.70361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400000">
                <text:p>5400000</text:p>
              </table:table-cell>
              <table:table-cell office:value-type="float" office:value="0.840775">
                <text:p>0.84077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600000">
                <text:p>5600000</text:p>
              </table:table-cell>
              <table:table-cell office:value-type="float" office:value="0.580857">
                <text:p>0.58085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800000">
                <text:p>5800000</text:p>
              </table:table-cell>
              <table:table-cell office:value-type="float" office:value="0.889006">
                <text:p>0.88900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000000">
                <text:p>6000000</text:p>
              </table:table-cell>
              <table:table-cell office:value-type="float" office:value="0.688125">
                <text:p>0.6881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200000">
                <text:p>6200000</text:p>
              </table:table-cell>
              <table:table-cell office:value-type="float" office:value="0.6595">
                <text:p>0.659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400000">
                <text:p>6400000</text:p>
              </table:table-cell>
              <table:table-cell office:value-type="float" office:value="0.667553">
                <text:p>0.66755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600000">
                <text:p>6600000</text:p>
              </table:table-cell>
              <table:table-cell office:value-type="float" office:value="0.872813">
                <text:p>0.87281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800000">
                <text:p>6800000</text:p>
              </table:table-cell>
              <table:table-cell office:value-type="float" office:value="1.024671">
                <text:p>1.02467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000000">
                <text:p>7000000</text:p>
              </table:table-cell>
              <table:table-cell office:value-type="float" office:value="1.039635">
                <text:p>1.03963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200000">
                <text:p>7200000</text:p>
              </table:table-cell>
              <table:table-cell office:value-type="float" office:value="0.951322">
                <text:p>0.95132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400000">
                <text:p>7400000</text:p>
              </table:table-cell>
              <table:table-cell office:value-type="float" office:value="0.773101">
                <text:p>0.77310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600000">
                <text:p>7600000</text:p>
              </table:table-cell>
              <table:table-cell office:value-type="float" office:value="1.113998">
                <text:p>1.11399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800000">
                <text:p>7800000</text:p>
              </table:table-cell>
              <table:table-cell office:value-type="float" office:value="1.169125">
                <text:p>1.16912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000000">
                <text:p>8000000</text:p>
              </table:table-cell>
              <table:table-cell office:value-type="float" office:value="0.978618">
                <text:p>0.97861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200000">
                <text:p>8200000</text:p>
              </table:table-cell>
              <table:table-cell office:value-type="float" office:value="1.3064">
                <text:p>1.306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400000">
                <text:p>8400000</text:p>
              </table:table-cell>
              <table:table-cell office:value-type="float" office:value="1.076527">
                <text:p>1.07652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600000">
                <text:p>8600000</text:p>
              </table:table-cell>
              <table:table-cell office:value-type="float" office:value="1.503675">
                <text:p>1.50367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800000">
                <text:p>8800000</text:p>
              </table:table-cell>
              <table:table-cell office:value-type="float" office:value="1.179197">
                <text:p>1.17919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000000">
                <text:p>9000000</text:p>
              </table:table-cell>
              <table:table-cell office:value-type="float" office:value="1.364701">
                <text:p>1.36470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200000">
                <text:p>9200000</text:p>
              </table:table-cell>
              <table:table-cell office:value-type="float" office:value="1.168074">
                <text:p>1.16807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400000">
                <text:p>9400000</text:p>
              </table:table-cell>
              <table:table-cell office:value-type="float" office:value="1.539423">
                <text:p>1.53942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600000">
                <text:p>9600000</text:p>
              </table:table-cell>
              <table:table-cell office:value-type="float" office:value="1.212174">
                <text:p>1.21217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800000">
                <text:p>9800000</text:p>
              </table:table-cell>
              <table:table-cell office:value-type="float" office:value="1.161599">
                <text:p>1.16159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0000000">
                <text:p>10000000</text:p>
              </table:table-cell>
              <table:table-cell office:value-type="float" office:value="1.272079">
                <text:p>1.2720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1206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